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table:formula="of:=SUBSTITUTE([.D2]; &quot;presence&quot;; &quot;absent&quot;)" office:value-type="string" office:string-value="'initial shoot growth absent'" calcext:value-type="string">
            <text:p>'initial shoot growth absent'</text:p>
          </table:table-cell>
          <table:table-cell office:value-type="string" calcext:value-type="string">
            <text:p>'initial shoot growth presence'</text:p>
          </table:table-cell>
          <table:table-cell table:style-name="ce3" office:value-type="string" calcext:value-type="string">
            <text:p>'initial shoot growth'</text:p>
          </table:table-cell>
          <table:table-cell table:style-name="ce5" table:formula="of:=CONCATENATE(&quot;A {&quot;; [.D2]; &quot;} trait that is a {quality of} a {whole plant} that does not have any &quot;; SUBSTITUTE([.E2]; &quot;'&quot;; &quot;&quot;); &quot;s {$&quot;; [.E2]; &quot;}.&quot;)" office:value-type="string" office:string-value="A {'initial shoot growth presence'} trait that is a {quality of} a {whole plant} that does not have any initial shoot growths {$'initial shoot growth'}." calcext:value-type="string">
            <text:p>A {'initial shoot growth presence'} trait that is a {quality of} a {whole plant} that does not have any initial shoot growths {$'initial shoot growth'}.</text:p>
          </table:table-cell>
          <table:table-cell table:style-name="ce5" table:formula="of:=CONCATENATE([.D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nitial shoot growth presence' AND 'has quality measurement' SOME (&#10;    'measurement datum' AND (&#10;        ('upper count' VALUE 0) OR ('upper percent' VALUE 0.0)&#10;    )&#10;) " calcext:value-type="string">
            <text:p>'initial shoot growth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]; &quot;absent&quot;; &quot;present&quot;)" office:value-type="string" office:string-value="'initial shoot growth present'" calcext:value-type="string">
            <text:p>'initial shoot growth present'</text:p>
          </table:table-cell>
          <table:table-cell table:style-name="ce8" table:formula="of:=CONCATENATE(&quot;'plant structure presence' AND 'quality of' SOME (&quot;; CHAR(10); &quot;    'whole plant' AND NOT ('has part' SOME &quot;; [.E2]; &quot;)&quot;; CHAR(10); &quot;) AND 'depends on structure' ONLY (&quot;; CHAR(10); &quot;    'plant structure' AND NOT ('has part' SOME &quot;; [.E2]; &quot;)&quot;; CHAR(10); &quot;)&quot;)" office:value-type="string" office:string-value="'plant structure presence' AND 'quality of' SOME (&#10;    'whole plant' AND NOT ('has part' SOME 'initial shoot growth')&#10;) AND 'depends on structure' ONLY (&#10;    'plant structure' AND NOT ('has part' SOME 'initial shoot growth')&#10;)" calcext:value-type="string">
            <text:p>'plant structure presence' AND 'quality of' SOME (</text:p>
            <text:p>    'whole plant' AND NOT ('has part' SOME 'initial shoot growth')</text:p>
            <text:p>) AND 'depends on structure' ONLY (</text:p>
            <text:p>    'plant structure' AND NOT ('has part' SOME 'initial shoot growth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3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3]; &quot;} trait that is a {quality of} a {whole plant} that does not have any &quot;; SUBSTITUTE(SUBSTITUTE([.E3]; &quot;'&quot;; &quot;&quot;); &quot;system&quot;; &quot;systems&quot;); &quot; {$&quot;; [.E3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above-ground shoot-borne shoot system presence' AND 'has quality measurement' SOME (&#10;    'measurement datum' AND (&#10;        ('upper count' VALUE 0) OR ('upper percent' VALUE 0.0)&#10;    )&#10;) 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8" table:formula="of:=CONCATENATE(&quot;'plant structure presence' AND 'quality of' SOME (&quot;; CHAR(10); &quot;    'whole plant' AND NOT ('has part' SOME &quot;; [.E3]; &quot;)&quot;; CHAR(10); &quot;) AND 'depends on structure' ONLY (&quot;; CHAR(10); &quot;    'plant structure' AND NOT ('has part' SOME &quot;; [.E3]; &quot;)&quot;; CHAR(10); &quot;)&quot;)" office:value-type="string" office:string-value="'plant structure presence' AND 'quality of' SOME (&#10;    'whole plant' AND NOT ('has part' SOME 'new above-ground shoot-borne shoot system')&#10;) AND 'depends on structure' ONLY (&#10;    'plant structure' AND NOT ('has part' SOME 'new above-ground shoot-borne shoot system')&#10;)" calcext:value-type="string">
            <text:p>'plant structure presence' AND 'quality of' SOME (</text:p>
            <text:p>    'whole plant' AND NOT ('has part' SOME 'new above-ground shoot-borne shoot system')</text:p>
            <text:p>) AND 'depends on structure' ONLY (</text:p>
            <text:p>    'plant structure' AND NOT ('has part' SOME 'new above-ground shoot-borne shoot system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4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4]; &quot;} trait that is a {quality of} a {whole plant} that does not have any &quot;; SUBSTITUTE(SUBSTITUTE([.E4]; &quot;'&quot;; &quot;&quot;); &quot;system&quot;; &quot;systems&quot;); &quot; {$&quot;; [.E4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presence' AND 'has quality measurement' SOME (&#10;    'measurement datum' AND (&#10;        ('upper count' VALUE 0) OR ('upper percent' VALUE 0.0)&#10;    )&#10;) 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8" table:formula="of:=CONCATENATE(&quot;'plant structure presence' AND 'quality of' SOME (&quot;; CHAR(10); &quot;    'whole plant' AND NOT ('has part' SOME &quot;; [.E4]; &quot;)&quot;; CHAR(10); &quot;) AND 'depends on structure' ONLY (&quot;; CHAR(10); &quot;    'plant structure' AND NOT ('has part' SOME &quot;; [.E4]; &quot;)&quot;; CHAR(10); &quot;)&quot;)" office:value-type="string" office:string-value="'plant structure presence' AND 'quality of' SOME (&#10;    'whole plant' AND NOT ('has part' SOME 'new shoot system emerging from ground')&#10;) AND 'depends on structure' ONLY (&#10;    'plant structure' AND NOT ('has part' SOME 'new shoot system emerging from ground')&#10;)" calcext:value-type="string">
            <text:p>'plant structure presence' AND 'quality of' SOME (</text:p>
            <text:p>    'whole plant' AND NOT ('has part' SOME 'new shoot system emerging from ground')</text:p>
            <text:p>) AND 'depends on structure' ONLY (</text:p>
            <text:p>    'plant structure' AND NOT ('has part' SOME 'new shoot system emerging from groun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5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first growth cycle presence' AND 'has quality measurement' SOME (&#10;    'measurement datum' AND (&#10;        ('upper count' VALUE 0) OR ('upper percent' VALUE 0.0)&#10;    )&#10;) 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8" table:formula="of:=CONCATENATE(&quot;'plant structure presence' AND 'quality of' SOME (&quot;; CHAR(10); &quot;    'whole plant' AND NOT ('has part' SOME &quot;; [.E5]; &quot;)&quot;; CHAR(10); &quot;) AND 'depends on structure' ONLY (&quot;; CHAR(10); &quot;    'plant structure' AND NOT ('has part' SOME &quot;; [.E5]; &quot;)&quot;; CHAR(10); &quot;)&quot;)" office:value-type="string" office:string-value="'plant structure presence' AND 'quality of' SOME (&#10;    'whole plant' AND NOT ('has part' SOME 'new shoot system emerging from ground in first growth cycle')&#10;) AND 'depends on structure' ONLY (&#10;    'plant structure' AND NOT ('has part' SOME 'new shoot system emerging from ground in first growth cycle')&#10;)" calcext:value-type="string">
            <text:p>'plant structure presence' AND 'quality of' SOME (</text:p>
            <text:p>    'whole plant' AND NOT ('has part' SOME 'new shoot system emerging from ground in first growth cycle')</text:p>
            <text:p>) AND 'depends on structure' ONLY (</text:p>
            <text:p>    'plant structure' AND NOT ('has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6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ling presence' AND 'has quality measurement' SOME (&#10;    'measurement datum' AND (&#10;        ('upper count' VALUE 0) OR ('upper percent' VALUE 0.0)&#10;    )&#10;) " calcext:value-type="string">
            <text:p>'seedling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]; &quot;absent&quot;; &quot;present&quot;)" office:value-type="string" office:string-value="'seedling present'" calcext:value-type="string">
            <text:p>'seedling present'</text:p>
          </table:table-cell>
          <table:table-cell table:style-name="ce8" table:formula="of:=CONCATENATE(&quot;'plant structure presence' AND 'quality of' SOME (&quot;; CHAR(10); &quot;    'whole plant' AND NOT ('has part' SOME &quot;; [.E6]; &quot;)&quot;; CHAR(10); &quot;) AND 'depends on structure' ONLY (&quot;; CHAR(10); &quot;    'plant structure' AND NOT ('has part' SOME &quot;; [.E6]; &quot;)&quot;; CHAR(10); &quot;)&quot;)" office:value-type="string" office:string-value="'plant structure presence' AND 'quality of' SOME (&#10;    'whole plant' AND NOT ('has part' SOME 'seedling')&#10;) AND 'depends on structure' ONLY (&#10;    'plant structure' AND NOT ('has part' SOME 'seedling')&#10;)" calcext:value-type="string">
            <text:p>'plant structure presence' AND 'quality of' SOME (</text:p>
            <text:p>    'whole plant' AND NOT ('has part' SOME 'seedling')</text:p>
            <text:p>) AND 'depends on structure' ONLY (</text:p>
            <text:p>    'plant structure' AND NOT ('has part' SOME 'seedling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ew shoot system emerging from ground in later growth cycle presence' AND 'has quality measurement' SOME (&#10;    'measurement datum' AND (&#10;        ('upper count' VALUE 0) OR ('upper percent' VALUE 0.0)&#10;    )&#10;) 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7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8" table:formula="of:=CONCATENATE(&quot;'plant structure presence' AND 'quality of' SOME (&quot;; CHAR(10); &quot;    'whole plant' AND NOT ('has part' SOME &quot;; [.E7]; &quot;)&quot;; CHAR(10); &quot;) AND 'depends on structure' ONLY (&quot;; CHAR(10); &quot;    'plant structure' AND NOT ('has part' SOME &quot;; [.E7]; &quot;)&quot;; CHAR(10); &quot;)&quot;)" office:value-type="string" office:string-value="'plant structure presence' AND 'quality of' SOME (&#10;    'whole plant' AND NOT ('has part' SOME 'new shoot system emerging from ground in later growth cycle')&#10;) AND 'depends on structure' ONLY (&#10;    'plant structure' AND NOT ('has part' SOME 'new shoot system emerging from ground in later growth cycle')&#10;)" calcext:value-type="string">
            <text:p>'plant structure presence' AND 'quality of' SOME (</text:p>
            <text:p>    'whole plant' AND NOT ('has part' SOME 'new shoot system emerging from ground in later growth cycle')</text:p>
            <text:p>) AND 'depends on structure' ONLY (</text:p>
            <text:p>    'plant structure' AND NOT ('has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8]; &quot; presence&quot;; &quot;s absent&quot;)" office:value-type="string" office:string-value="'leaf buds absent'" calcext:value-type="string">
            <text:p>'leaf buds absent'</text:p>
          </table:table-cell>
          <table:table-cell office:value-type="string" calcext:value-type="string">
            <text:p>'leaf bud presence'</text:p>
          </table:table-cell>
          <table:table-cell table:style-name="ce3" office:value-type="string" calcext:value-type="string">
            <text:p>PO:'vegetative bud'</text:p>
          </table:table-cell>
          <table:table-cell table:style-name="ce5" table:formula="of:=CONCATENATE(&quot;A {&quot;; [.D8]; &quot;} trait that is a {quality of} a {whole plant} that does not have any &quot;; SUBSTITUTE(SUBSTITUTE(SUBSTITUTE([.E8]; &quot;'&quot;; &quot;&quot;); &quot;bud&quot;; &quot;buds&quot;); &quot;PO:&quot;; &quot;&quot;); &quot; {$&quot;; [.E8]; &quot;}.&quot;)" office:value-type="string" office:string-value="A {'leaf bud presence'} trait that is a {quality of} a {whole plant} that does not have any vegetative buds {$PO:'vegetative bud'}." calcext:value-type="string">
            <text:p>A {'leaf bud presence'} trait that is a {quality of} a {whole plant} that does not have any vegetative buds {$PO:'vegetative bud'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leaf bud presence' AND 'has quality measurement' SOME (&#10;    'measurement datum' AND (&#10;        ('upper count' VALUE 0) OR ('upper percent' VALUE 0.0)&#10;    )&#10;) " calcext:value-type="string">
            <text:p>'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8]; &quot;absent&quot;; &quot;present&quot;)" office:value-type="string" office:string-value="'leaf buds present'" calcext:value-type="string">
            <text:p>'leaf buds present'</text:p>
          </table:table-cell>
          <table:table-cell table:style-name="ce8" table:formula="of:=CONCATENATE(&quot;'plant structure presence' AND 'quality of' SOME (&quot;; CHAR(10); &quot;    'whole plant' AND NOT ('has part' SOME &quot;; [.E8]; &quot;)&quot;; CHAR(10); &quot;) AND 'depends on structure' ONLY (&quot;; CHAR(10); &quot;    'plant structure' AND NOT ('has part' SOME &quot;; [.E8]; &quot;)&quot;; CHAR(10); &quot;)&quot;)" office:value-type="string" office:string-value="'plant structure presence' AND 'quality of' SOME (&#10;    'whole plant' AND NOT ('has part' SOME PO:'vegetative bud')&#10;) AND 'depends on structure' ONLY (&#10;    'plant structure' AND NOT ('has part' SOME PO:'vegetative bud')&#10;)" calcext:value-type="string">
            <text:p>'plant structure presence' AND 'quality of' SOME (</text:p>
            <text:p>    'whole plant' AND NOT ('has part' SOME PO:'vegetative bud')</text:p>
            <text:p>) AND 'depends on structure' ONLY (</text:p>
            <text:p>    'plant structure' AND NOT ('has part' SOME PO:'vegeta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9]; &quot; presence&quot;; &quot;s absent&quot;)" office:value-type="string" office:string-value="'dormant leaf buds absent'" calcext:value-type="string">
            <text:p>'dormant leaf buds absent'</text:p>
          </table:table-cell>
          <table:table-cell table:formula="of:=SUBSTITUTE([.E9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3" office:value-type="string" calcext:value-type="string">
            <text:p>'dormant leaf bud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bud&quot;; &quot;buds&quot;); &quot; {$&quot;; [.E9]; &quot;}.&quot;)" office:value-type="string" office:string-value="A {'dormant leaf bud presence'} trait that is a {quality of} a {whole plant} that does not have any dormant leaf buds {$'dormant leaf bud'}." calcext:value-type="string">
            <text:p>A {'dormant leaf bud presence'} trait that is a {quality of} a {whole plant} that does not have any dormant leaf buds {$'dormant leaf bud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leaf bud presence' AND 'has quality measurement' SOME (&#10;    'measurement datum' AND (&#10;        ('upper count' VALUE 0) OR ('upper percent' VALUE 0.0)&#10;    )&#10;) " calcext:value-type="string">
            <text:p>'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9]; &quot;absent&quot;; &quot;present&quot;)" office:value-type="string" office:string-value="'dormant leaf buds present'" calcext:value-type="string">
            <text:p>'dormant leaf buds present'</text:p>
          </table:table-cell>
          <table:table-cell table:style-name="ce8" table:formula="of:=CONCATENATE(&quot;'plant structure presence' AND 'quality of' SOME (&quot;; CHAR(10); &quot;    'whole plant' AND NOT ('has part' SOME &quot;; [.E9]; &quot;)&quot;; CHAR(10); &quot;) AND 'depends on structure' ONLY (&quot;; CHAR(10); &quot;    'plant structure' AND NOT ('has part' SOME &quot;; [.E9]; &quot;)&quot;; CHAR(10); &quot;)&quot;)" office:value-type="string" office:string-value="'plant structure presence' AND 'quality of' SOME (&#10;    'whole plant' AND NOT ('has part' SOME 'dormant leaf bud')&#10;) AND 'depends on structure' ONLY (&#10;    'plant structure' AND NOT ('has part' SOME 'dormant leaf bud')&#10;)" calcext:value-type="string">
            <text:p>'plant structure presence' AND 'quality of' SOME (</text:p>
            <text:p>    'whole plant' AND NOT ('has part' SOME 'dormant leaf bud')</text:p>
            <text:p>) AND 'depends on structure' ONLY (</text:p>
            <text:p>    'plant structure' AND NOT ('has part' SOME '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0]; &quot; presence&quot;; &quot;s absent&quot;)" office:value-type="string" office:string-value="'non-dormant leaf buds absent'" calcext:value-type="string">
            <text:p>'non-dormant leaf buds absent'</text:p>
          </table:table-cell>
          <table:table-cell table:formula="of:=SUBSTITUTE([.E10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3" office:value-type="string" calcext:value-type="string">
            <text:p>'non-dormant leaf bud'</text:p>
          </table:table-cell>
          <table:table-cell table:style-name="ce5" table:formula="of:=CONCATENATE(&quot;A {&quot;; [.D10]; &quot;} trait that is a {quality of} a {whole plant} that does not have any &quot;; SUBSTITUTE(SUBSTITUTE([.E10]; &quot;'&quot;; &quot;&quot;); &quot;bud&quot;; &quot;buds&quot;); &quot; {$&quot;; [.E10]; &quot;}.&quot;)" office:value-type="string" office:string-value="A {'non-dormant leaf bud presence'} trait that is a {quality of} a {whole plant} that does not have any non-dormant leaf buds {$'non-dormant leaf bud'}." calcext:value-type="string">
            <text:p>A {'non-dormant leaf bud presence'} trait that is a {quality of} a {whole plant} that does not have any non-dormant leaf buds {$'non-dormant leaf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leaf bud presence' AND 'has quality measurement' SOME (&#10;    'measurement datum' AND (&#10;        ('upper count' VALUE 0) OR ('upper percent' VALUE 0.0)&#10;    )&#10;) " calcext:value-type="string">
            <text:p>'non-dormant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0]; &quot;absent&quot;; &quot;present&quot;)" office:value-type="string" office:string-value="'non-dormant leaf buds present'" calcext:value-type="string">
            <text:p>'non-dormant leaf buds present'</text:p>
          </table:table-cell>
          <table:table-cell table:style-name="ce8" table:formula="of:=CONCATENATE(&quot;'plant structure presence' AND 'quality of' SOME (&quot;; CHAR(10); &quot;    'whole plant' AND NOT ('has part' SOME &quot;; [.E10]; &quot;)&quot;; CHAR(10); &quot;) AND 'depends on structure' ONLY (&quot;; CHAR(10); &quot;    'plant structure' AND NOT ('has part' SOME &quot;; [.E10]; &quot;)&quot;; CHAR(10); &quot;)&quot;)" office:value-type="string" office:string-value="'plant structure presence' AND 'quality of' SOME (&#10;    'whole plant' AND NOT ('has part' SOME 'non-dormant leaf bud')&#10;) AND 'depends on structure' ONLY (&#10;    'plant structure' AND NOT ('has part' SOME 'non-dormant leaf bud')&#10;)" calcext:value-type="string">
            <text:p>'plant structure presence' AND 'quality of' SOME (</text:p>
            <text:p>    'whole plant' AND NOT ('has part' SOME 'non-dormant leaf bud')</text:p>
            <text:p>) AND 'depends on structure' ONLY (</text:p>
            <text:p>    'plant structure' AND NOT ('has part' SOME 'non-dormant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1]; &quot; presence&quot;; &quot;s absent&quot;)" office:value-type="string" office:string-value="'swelling leaf buds absent'" calcext:value-type="string">
            <text:p>'swelling leaf buds absent'</text:p>
          </table:table-cell>
          <table:table-cell table:formula="of:=SUBSTITUTE([.E11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leaf bud presence' AND 'has quality measurement' SOME (&#10;    'measurement datum' AND (&#10;        ('upper count' VALUE 0) OR ('upper percent' VALUE 0.0)&#10;    )&#10;) " calcext:value-type="string">
            <text:p>'swell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1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8" table:formula="of:=CONCATENATE(&quot;'plant structure presence' AND 'quality of' SOME (&quot;; CHAR(10); &quot;    'whole plant' AND NOT ('has part' SOME &quot;; [.E11]; &quot;)&quot;; CHAR(10); &quot;) AND 'depends on structure' ONLY (&quot;; CHAR(10); &quot;    'plant structure' AND NOT ('has part' SOME &quot;; [.E11]; &quot;)&quot;; CHAR(10); &quot;)&quot;)" office:value-type="string" office:string-value="'plant structure presence' AND 'quality of' SOME (&#10;    'whole plant' AND NOT ('has part' SOME 'swelling leaf bud')&#10;) AND 'depends on structure' ONLY (&#10;    'plant structure' AND NOT ('has part' SOME 'swelling leaf bud')&#10;)" calcext:value-type="string">
            <text:p>'plant structure presence' AND 'quality of' SOME (</text:p>
            <text:p>    'whole plant' AND NOT ('has part' SOME 'swelling leaf bud')</text:p>
            <text:p>) AND 'depends on structure' ONLY (</text:p>
            <text:p>    'plant structure' AND NOT ('has part' SOME 'swelling leaf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2]; &quot; presence&quot;; &quot;s absent&quot;)" office:value-type="string" office:string-value="'breaking leaf buds absent'" calcext:value-type="string">
            <text:p>'breaking leaf buds absent'</text:p>
          </table:table-cell>
          <table:table-cell table:formula="of:=SUBSTITUTE([.E12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2]; &quot;} trait that is a {quality of} a {whole plant} that does not have any &quot;; SUBSTITUTE(SUBSTITUTE([.E12]; &quot;'&quot;; &quot;&quot;); &quot;bud&quot;; &quot;buds&quot;); &quot; {$&quot;; [.E12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leaf bud presence' AND 'has quality measurement' SOME (&#10;    'measurement datum' AND (&#10;        ('upper count' VALUE 0) OR ('upper percent' VALUE 0.0)&#10;    )&#10;) " calcext:value-type="string">
            <text:p>'breaking leaf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2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8" table:formula="of:=CONCATENATE(&quot;'plant structure presence' AND 'quality of' SOME (&quot;; CHAR(10); &quot;    'whole plant' AND NOT ('has part' SOME &quot;; [.E12]; &quot;)&quot;; CHAR(10); &quot;) AND 'depends on structure' ONLY (&quot;; CHAR(10); &quot;    'plant structure' AND NOT ('has part' SOME &quot;; [.E12]; &quot;)&quot;; CHAR(10); &quot;)&quot;)" office:value-type="string" office:string-value="'plant structure presence' AND 'quality of' SOME (&#10;    'whole plant' AND NOT ('has part' SOME 'breaking leaf bud')&#10;) AND 'depends on structure' ONLY (&#10;    'plant structure' AND NOT ('has part' SOME 'breaking leaf bud')&#10;)" calcext:value-type="string">
            <text:p>'plant structure presence' AND 'quality of' SOME (</text:p>
            <text:p>    'whole plant' AND NOT ('has part' SOME 'breaking leaf bud')</text:p>
            <text:p>) AND 'depends on structure' ONLY (</text:p>
            <text:p>    'plant structure' AND NOT ('has part' SOME 'breaking leaf bud')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3"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4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4]; &quot;} trait that is a {quality of} a {whole plant} that does not have any &quot;; SUBSTITUTE(SUBSTITUTE([.E14]; &quot;'&quot;; &quot;&quot;); &quot;leaf&quot;; &quot;leaves&quot;); &quot; {$&quot;; [.E14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vascular leaf presence' AND 'has quality measurement' SOME (&#10;    'measurement datum' AND (&#10;        ('upper count' VALUE 0) OR ('upper percent' VALUE 0.0)&#10;    )&#10;) " calcext:value-type="string">
            <text:p>'vascular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4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8" table:formula="of:=CONCATENATE(&quot;'plant structure presence' AND 'quality of' SOME (&quot;; CHAR(10); &quot;    'whole plant' AND NOT ('has part' SOME &quot;; [.E14]; &quot;)&quot;; CHAR(10); &quot;) AND 'depends on structure' ONLY (&quot;; CHAR(10); &quot;    'plant structure' AND NOT ('has part' SOME &quot;; [.E14]; &quot;)&quot;; CHAR(10); &quot;)&quot;)" office:value-type="string" office:string-value="'plant structure presence' AND 'quality of' SOME (&#10;    'whole plant' AND NOT ('has part' SOME 'vascular leaf')&#10;) AND 'depends on structure' ONLY (&#10;    'plant structure' AND NOT ('has part' SOME 'vascular leaf')&#10;)" calcext:value-type="string">
            <text:p>'plant structure presence' AND 'quality of' SOME (</text:p>
            <text:p>    'whole plant' AND NOT ('has part' SOME 'vascular leaf')</text:p>
            <text:p>) AND 'depends on structure' ONLY (</text:p>
            <text:p>    'plant structure' AND NOT ('has part' SOME 'vascular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5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5]; &quot;} trait that is a {quality of} a {whole plant} that does not have any &quot;; SUBSTITUTE(SUBSTITUTE([.E15]; &quot;'&quot;; &quot;&quot;); &quot;leaf&quot;; &quot;leaves&quot;); &quot; {$&quot;; [.E15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true leaf presence' AND 'has quality measurement' SOME (&#10;    'measurement datum' AND (&#10;        ('upper count' VALUE 0) OR ('upper percent' VALUE 0.0)&#10;    )&#10;) " calcext:value-type="string">
            <text:p>'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5]; &quot;absent&quot;; &quot;present&quot;)" office:value-type="string" office:string-value="'true leaves present'" calcext:value-type="string">
            <text:p>'true leaves present'</text:p>
          </table:table-cell>
          <table:table-cell table:style-name="ce8" table:formula="of:=CONCATENATE(&quot;'plant structure presence' AND 'quality of' SOME (&quot;; CHAR(10); &quot;    'whole plant' AND NOT ('has part' SOME &quot;; [.E15]; &quot;)&quot;; CHAR(10); &quot;) AND 'depends on structure' ONLY (&quot;; CHAR(10); &quot;    'plant structure' AND NOT ('has part' SOME &quot;; [.E15]; &quot;)&quot;; CHAR(10); &quot;)&quot;)" office:value-type="string" office:string-value="'plant structure presence' AND 'quality of' SOME (&#10;    'whole plant' AND NOT ('has part' SOME 'true leaf')&#10;) AND 'depends on structure' ONLY (&#10;    'plant structure' AND NOT ('has part' SOME 'true leaf')&#10;)" calcext:value-type="string">
            <text:p>'plant structure presence' AND 'quality of' SOME (</text:p>
            <text:p>    'whole plant' AND NOT ('has part' SOME 'true leaf')</text:p>
            <text:p>) AND 'depends on structure' ONLY (</text:p>
            <text:p>    'plant structure' AND NOT ('has part' SOME '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6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ing true leaf presence' AND 'has quality measurement' SOME (&#10;    'measurement datum' AND (&#10;        ('upper count' VALUE 0) OR ('upper percent' VALUE 0.0)&#10;    )&#10;) " calcext:value-type="string">
            <text:p>'unfol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6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8" table:formula="of:=CONCATENATE(&quot;'plant structure presence' AND 'quality of' SOME (&quot;; CHAR(10); &quot;    'whole plant' AND NOT ('has part' SOME &quot;; [.E16]; &quot;)&quot;; CHAR(10); &quot;) AND 'depends on structure' ONLY (&quot;; CHAR(10); &quot;    'plant structure' AND NOT ('has part' SOME &quot;; [.E16]; &quot;)&quot;; CHAR(10); &quot;)&quot;)" office:value-type="string" office:string-value="'plant structure presence' AND 'quality of' SOME (&#10;    'whole plant' AND NOT ('has part' SOME 'unfolding true leaf')&#10;) AND 'depends on structure' ONLY (&#10;    'plant structure' AND NOT ('has part' SOME 'unfolding true leaf')&#10;)" calcext:value-type="string">
            <text:p>'plant structure presence' AND 'quality of' SOME (</text:p>
            <text:p>    'whole plant' AND NOT ('has part' SOME 'unfolding true leaf')</text:p>
            <text:p>) AND 'depends on structure' ONLY (</text:p>
            <text:p>    'plant structure' AND NOT ('has part' SOME 'unfolding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7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folded true leaf presence' AND 'has quality measurement' SOME (&#10;    'measurement datum' AND (&#10;        ('upper count' VALUE 0) OR ('upper percent' VALUE 0.0)&#10;    )&#10;) " calcext:value-type="string">
            <text:p>'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7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17]; &quot;)&quot;; CHAR(10); &quot;) AND 'depends on structure' ONLY (&quot;; CHAR(10); &quot;    'plant structure' AND NOT ('has part' SOME &quot;; [.E17]; &quot;)&quot;; CHAR(10); &quot;)&quot;)" office:value-type="string" office:string-value="'plant structure presence' AND 'quality of' SOME (&#10;    'whole plant' AND NOT ('has part' SOME 'unfolded true leaf')&#10;) AND 'depends on structure' ONLY (&#10;    'plant structure' AND NOT ('has part' SOME 'unfolded true leaf')&#10;)" calcext:value-type="string">
            <text:p>'plant structure presence' AND 'quality of' SOME (</text:p>
            <text:p>    'whole plant' AND NOT ('has part' SOME 'unfolded true leaf')</text:p>
            <text:p>) AND 'depends on structure' ONLY (</text:p>
            <text:p>    'plant structure' AND NOT ('has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18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1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senescing unfolded true leaf presence' AND 'has quality measurement' SOME (&#10;    'measurement datum' AND (&#10;        ('upper count' VALUE 0) OR ('upper percent' VALUE 0.0)&#10;    )&#10;) 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8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18]; &quot;)&quot;; CHAR(10); &quot;) AND 'depends on structure' ONLY (&quot;; CHAR(10); &quot;    'plant structure' AND NOT ('has part' SOME &quot;; [.E18]; &quot;)&quot;; CHAR(10); &quot;)&quot;)" office:value-type="string" office:string-value="'plant structure presence' AND 'quality of' SOME (&#10;    'whole plant' AND NOT ('has part' SOME 'non-senescing unfolded true leaf')&#10;) AND 'depends on structure' ONLY (&#10;    'plant structure' AND NOT ('has part' SOME 'non-senescing unfolded true leaf')&#10;)" calcext:value-type="string">
            <text:p>'plant structure presence' AND 'quality of' SOME (</text:p>
            <text:p>    'whole plant' AND NOT ('has part' SOME 'non-senescing unfolded true leaf')</text:p>
            <text:p>) AND 'depends on structure' ONLY (</text:p>
            <text:p>    'plant structure' AND NOT ('has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19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1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ing true leaf presence' AND 'has quality measurement' SOME (&#10;    'measurement datum' AND (&#10;        ('upper count' VALUE 0) OR ('upper percent' VALUE 0.0)&#10;    )&#10;) " calcext:value-type="string">
            <text:p>'senesc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19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8" table:formula="of:=CONCATENATE(&quot;'plant structure presence' AND 'quality of' SOME (&quot;; CHAR(10); &quot;    'whole plant' AND NOT ('has part' SOME &quot;; [.E19]; &quot;)&quot;; CHAR(10); &quot;) AND 'depends on structure' ONLY (&quot;; CHAR(10); &quot;    'plant structure' AND NOT ('has part' SOME &quot;; [.E19]; &quot;)&quot;; CHAR(10); &quot;)&quot;)" office:value-type="string" office:string-value="'plant structure presence' AND 'quality of' SOME (&#10;    'whole plant' AND NOT ('has part' SOME 'senescing true leaf')&#10;) AND 'depends on structure' ONLY (&#10;    'plant structure' AND NOT ('has part' SOME 'senescing true leaf')&#10;)" calcext:value-type="string">
            <text:p>'plant structure presence' AND 'quality of' SOME (</text:p>
            <text:p>    'whole plant' AND NOT ('has part' SOME 'senescing true leaf')</text:p>
            <text:p>) AND 'depends on structure' ONLY (</text:p>
            <text:p>    'plant structure' AND NOT ('has part' SOME 'senescing true leaf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0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2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mmature unfolded true leaf presence' AND 'has quality measurement' SOME (&#10;    'measurement datum' AND (&#10;        ('upper count' VALUE 0) OR ('upper percent' VALUE 0.0)&#10;    )&#10;) " calcext:value-type="string">
            <text:p>'immature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0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20]; &quot;)&quot;; CHAR(10); &quot;) AND 'depends on structure' ONLY (&quot;; CHAR(10); &quot;    'plant structure' AND NOT ('has part' SOME &quot;; [.E20]; &quot;)&quot;; CHAR(10); &quot;)&quot;)" office:value-type="string" office:string-value="'plant structure presence' AND 'quality of' SOME (&#10;    'whole plant' AND NOT ('has part' SOME 'immature unfolded true leaf')&#10;) AND 'depends on structure' ONLY (&#10;    'plant structure' AND NOT ('has part' SOME 'immature unfolded true leaf')&#10;)" calcext:value-type="string">
            <text:p>'plant structure presence' AND 'quality of' SOME (</text:p>
            <text:p>    'whole plant' AND NOT ('has part' SOME 'immature unfolded true leaf')</text:p>
            <text:p>) AND 'depends on structure' ONLY (</text:p>
            <text:p>    'plant structure' AND NOT ('has part' SOME 'immature unfolded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1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mature true leaf presence' AND 'has quality measurement' SOME (&#10;    'measurement datum' AND (&#10;        ('upper count' VALUE 0) OR ('upper percent' VALUE 0.0)&#10;    )&#10;) " calcext:value-type="string">
            <text:p>'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1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8" table:formula="of:=CONCATENATE(&quot;'plant structure presence' AND 'quality of' SOME (&quot;; CHAR(10); &quot;    'whole plant' AND NOT ('has part' SOME &quot;; [.E21]; &quot;)&quot;; CHAR(10); &quot;) AND 'depends on structure' ONLY (&quot;; CHAR(10); &quot;    'plant structure' AND NOT ('has part' SOME &quot;; [.E21]; &quot;)&quot;; CHAR(10); &quot;)&quot;)" office:value-type="string" office:string-value="'plant structure presence' AND 'quality of' SOME (&#10;    'whole plant' AND NOT ('has part' SOME 'mature true leaf')&#10;) AND 'depends on structure' ONLY (&#10;    'plant structure' AND NOT ('has part' SOME 'mature true leaf')&#10;)" calcext:value-type="string">
            <text:p>'plant structure presence' AND 'quality of' SOME (</text:p>
            <text:p>    'whole plant' AND NOT ('has part' SOME 'mature true leaf')</text:p>
            <text:p>) AND 'depends on structure' ONLY (</text:p>
            <text:p>    'plant structure' AND NOT ('has part' SOME 'mature true leaf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2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unfolded true leaf presence' AND 'has quality measurement' SOME (&#10;    'measurement datum' AND (&#10;        ('upper count' VALUE 0) OR ('upper percent' VALUE 0.0)&#10;    )&#10;) " calcext:value-type="string">
            <text:p>'expanding unfolded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2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8" table:formula="of:=CONCATENATE(&quot;'plant structure presence' AND 'quality of' SOME (&quot;; CHAR(10); &quot;    'whole plant' AND NOT ('has part' SOME &quot;; [.E22]; &quot;)&quot;; CHAR(10); &quot;) AND 'depends on structure' ONLY (&quot;; CHAR(10); &quot;    'plant structure' AND NOT ('has part' SOME &quot;; [.E22]; &quot;)&quot;; CHAR(10); &quot;)&quot;)" office:value-type="string" office:string-value="'plant structure presence' AND 'quality of' SOME (&#10;    'whole plant' AND NOT ('has part' SOME 'expanding unfolded true leaf')&#10;) AND 'depends on structure' ONLY (&#10;    'plant structure' AND NOT ('has part' SOME 'expanding unfolded true leaf')&#10;)" calcext:value-type="string">
            <text:p>'plant structure presence' AND 'quality of' SOME (</text:p>
            <text:p>    'whole plant' AND NOT ('has part' SOME 'expanding unfolded true leaf')</text:p>
            <text:p>) AND 'depends on structure' ONLY (</text:p>
            <text:p>    'plant structure' AND NOT ('has part' SOME 'expanding unfolded true leaf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3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ed immature true leaf presence' AND 'has quality measurement' SOME (&#10;    'measurement datum' AND (&#10;        ('upper count' VALUE 0) OR ('upper percent' VALUE 0.0)&#10;    )&#10;) " calcext:value-type="string">
            <text:p>'expanded immature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3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8" table:formula="of:=CONCATENATE(&quot;'plant structure presence' AND 'quality of' SOME (&quot;; CHAR(10); &quot;    'whole plant' AND NOT ('has part' SOME &quot;; [.E23]; &quot;)&quot;; CHAR(10); &quot;) AND 'depends on structure' ONLY (&quot;; CHAR(10); &quot;    'plant structure' AND NOT ('has part' SOME &quot;; [.E23]; &quot;)&quot;; CHAR(10); &quot;)&quot;)" office:value-type="string" office:string-value="'plant structure presence' AND 'quality of' SOME (&#10;    'whole plant' AND NOT ('has part' SOME 'expanded immature true leaf')&#10;) AND 'depends on structure' ONLY (&#10;    'plant structure' AND NOT ('has part' SOME 'expanded immature true leaf')&#10;)" calcext:value-type="string">
            <text:p>'plant structure presence' AND 'quality of' SOME (</text:p>
            <text:p>    'whole plant' AND NOT ('has part' SOME 'expanded immature true leaf')</text:p>
            <text:p>) AND 'depends on structure' ONLY (</text:p>
            <text:p>    'plant structure' AND NOT ('has part' SOME 'expanded immature true leaf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4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4]; &quot;} trait that is a {quality of} a {whole plant} that does not have any &quot;; SUBSTITUTE(SUBSTITUTE([.E24]; &quot;'&quot;; &quot;&quot;); &quot;leaf&quot;; &quot;leaves&quot;); &quot; {$&quot;; [.E24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expanding true leaf presence' AND 'has quality measurement' SOME (&#10;    'measurement datum' AND (&#10;        ('upper count' VALUE 0) OR ('upper percent' VALUE 0.0)&#10;    )&#10;) " calcext:value-type="string">
            <text:p>'expanding true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4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8" table:formula="of:=CONCATENATE(&quot;'plant structure presence' AND 'quality of' SOME (&quot;; CHAR(10); &quot;    'whole plant' AND NOT ('has part' SOME &quot;; [.E24]; &quot;)&quot;; CHAR(10); &quot;) AND 'depends on structure' ONLY (&quot;; CHAR(10); &quot;    'plant structure' AND NOT ('has part' SOME &quot;; [.E24]; &quot;)&quot;; CHAR(10); &quot;)&quot;)" office:value-type="string" office:string-value="'plant structure presence' AND 'quality of' SOME (&#10;    'whole plant' AND NOT ('has part' SOME 'expanding true leaf')&#10;) AND 'depends on structure' ONLY (&#10;    'plant structure' AND NOT ('has part' SOME 'expanding true leaf')&#10;)" calcext:value-type="string">
            <text:p>'plant structure presence' AND 'quality of' SOME (</text:p>
            <text:p>    'whole plant' AND NOT ('has part' SOME 'expanding true leaf')</text:p>
            <text:p>) AND 'depends on structure' ONLY (</text:p>
            <text:p>    'plant structure' AND NOT ('has part' SOME 'expanding true leaf')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6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8" table:formula="of:=CONCATENATE(&quot;A {&quot;; [.D26]; &quot;} trait that is a {quality of} a {whole plant} that does not have any &quot;; SUBSTITUTE(SUBSTITUTE([.E26]; &quot;'&quot;; &quot;s&quot;; 2); &quot;'&quot;; &quot;&quot;); &quot; {$&quot;; [.E26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5" table:formula="of:=CONCATENATE([.D2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structure presence' AND 'has quality measurement' SOME (&#10;    'measurement datum' AND (&#10;        ('upper count' VALUE 0) OR ('upper percent' VALUE 0.0)&#10;    )&#10;) " calcext:value-type="string">
            <text:p>'reproductive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6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8" table:formula="of:=CONCATENATE(&quot;'plant structure presence' AND 'quality of' SOME (&quot;; CHAR(10); &quot;    'whole plant' AND NOT ('has part' SOME &quot;; [.E26]; &quot;)&quot;; CHAR(10); &quot;) AND 'depends on structure' ONLY (&quot;; CHAR(10); &quot;    'plant structure' AND NOT ('has part' SOME &quot;; [.E26]; &quot;)&quot;; CHAR(10); &quot;)&quot;)" office:value-type="string" office:string-value="'plant structure presence' AND 'quality of' SOME (&#10;    'whole plant' AND NOT ('has part' SOME 'reproductive structure')&#10;) AND 'depends on structure' ONLY (&#10;    'plant structure' AND NOT ('has part' SOME 'reproductive structure')&#10;)" calcext:value-type="string">
            <text:p>'plant structure presence' AND 'quality of' SOME (</text:p>
            <text:p>    'whole plant' AND NOT ('has part' SOME 'reproductive structure')</text:p>
            <text:p>) AND 'depends on structure' ONLY (</text:p>
            <text:p>    'plant structure' AND NOT ('has part' SOME 'reproductive structur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table:formula="of:=SUBSTITUTE([.D27]; &quot; presence&quot;; &quot;s absent&quot;)" office:value-type="string" office:string-value="'reproductive buds absent'" calcext:value-type="string">
            <text:p>'reproductive buds absent'</text:p>
          </table:table-cell>
          <table:table-cell table:formula="of:=CONCATENATE(&quot;'&quot;; SUBSTITUTE(SUBSTITUTE([.E27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3" office:value-type="string" calcext:value-type="string">
            <text:p>PO:'reproductive bud'</text:p>
          </table:table-cell>
          <table:table-cell table:style-name="ce8" table:formula="of:=CONCATENATE(&quot;A {&quot;; [.D27]; &quot;} trait that is a {quality of} a {whole plant} that does not have any &quot;; SUBSTITUTE(SUBSTITUTE([.E27]; &quot;'&quot;; &quot;s&quot;; 2); &quot;'&quot;; &quot;&quot;); &quot; {$&quot;; [.E27]; &quot;}.&quot;)" office:value-type="string" office:string-value="A {'reproductive bud presence'} trait that is a {quality of} a {whole plant} that does not have any PO:reproductive buds {$PO:'reproductive bud'}." calcext:value-type="string">
            <text:p>A {'reproductive bud presence'} trait that is a {quality of} a {whole plant} that does not have any PO:reproductive buds {$PO:'reproductive bud'}.</text:p>
          </table:table-cell>
          <table:table-cell table:style-name="ce5" table:formula="of:=CONCATENATE([.D2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eproductive bud presence' AND 'has quality measurement' SOME (&#10;    'measurement datum' AND (&#10;        ('upper count' VALUE 0) OR ('upper percent' VALUE 0.0)&#10;    )&#10;) " calcext:value-type="string">
            <text:p>'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7]; &quot;absent&quot;; &quot;present&quot;)" office:value-type="string" office:string-value="'reproductive buds present'" calcext:value-type="string">
            <text:p>'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27]; &quot;)&quot;; CHAR(10); &quot;) AND 'depends on structure' ONLY (&quot;; CHAR(10); &quot;    'plant structure' AND NOT ('has part' SOME &quot;; [.E27]; &quot;)&quot;; CHAR(10); &quot;)&quot;)" office:value-type="string" office:string-value="'plant structure presence' AND 'quality of' SOME (&#10;    'whole plant' AND NOT ('has part' SOME PO:'reproductive bud')&#10;) AND 'depends on structure' ONLY (&#10;    'plant structure' AND NOT ('has part' SOME PO:'reproductive bud')&#10;)" calcext:value-type="string">
            <text:p>'plant structure presence' AND 'quality of' SOME (</text:p>
            <text:p>    'whole plant' AND NOT ('has part' SOME PO:'reproductive bud')</text:p>
            <text:p>) AND 'depends on structure' ONLY (</text:p>
            <text:p>    'plant structure' AND NOT ('has part' SOME PO:'reproductive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28]; &quot; presence&quot;; &quot;s absent&quot;)" office:value-type="string" office:string-value="'dormant reproductive buds absent'" calcext:value-type="string">
            <text:p>'dormant reproductive buds absent'</text:p>
          </table:table-cell>
          <table:table-cell table:formula="of:=SUBSTITUTE([.E28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dormant reproductive bud presence'} trait that is a {quality of} a {whole plant} that does not have any dormant reproductive buds {$'dormant reproductive bud'}." calcext:value-type="string">
            <text:p>A {'dormant reproductive bud presence'} trait that is a {quality of} a {whole plant} that does not have any dormant reproductive buds {$'dormant reproductive bud'}.</text:p>
          </table:table-cell>
          <table:table-cell table:style-name="ce5" table:formula="of:=CONCATENATE([.D2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dormant reproductive bud presence' AND 'has quality measurement' SOME (&#10;    'measurement datum' AND (&#10;        ('upper count' VALUE 0) OR ('upper percent' VALUE 0.0)&#10;    )&#10;) " calcext:value-type="string">
            <text:p>'dormant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8]; &quot;absent&quot;; &quot;present&quot;)" office:value-type="string" office:string-value="'dormant reproductive buds present'" calcext:value-type="string">
            <text:p>'dormant 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28]; &quot;)&quot;; CHAR(10); &quot;) AND 'depends on structure' ONLY (&quot;; CHAR(10); &quot;    'plant structure' AND NOT ('has part' SOME &quot;; [.E28]; &quot;)&quot;; CHAR(10); &quot;)&quot;)" office:value-type="string" office:string-value="'plant structure presence' AND 'quality of' SOME (&#10;    'whole plant' AND NOT ('has part' SOME 'dormant reproductive bud')&#10;) AND 'depends on structure' ONLY (&#10;    'plant structure' AND NOT ('has part' SOME 'dormant reproductive bud')&#10;)" calcext:value-type="string">
            <text:p>'plant structure presence' AND 'quality of' SOME (</text:p>
            <text:p>    'whole plant' AND NOT ('has part' SOME 'dormant reproductive bud')</text:p>
            <text:p>) AND 'depends on structure' ONLY (</text:p>
            <text:p>    'plant structure' AND NOT ('has part' SOME 'dormant reproductive bu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29]; &quot; presence&quot;; &quot;s absent&quot;)" office:value-type="string" office:string-value="'non-dormant reproductive buds absent'" calcext:value-type="string">
            <text:p>'non-dormant reproductive buds absent'</text:p>
          </table:table-cell>
          <table:table-cell table:formula="of:=SUBSTITUTE([.E29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8" table:formula="of:=CONCATENATE(&quot;A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 {'non-dormant reproductive bud presence'} trait that is a {quality of} a {whole plant} that does not have any non-dormant reproductive buds {$'non-dormant reproductive bud'}." calcext:value-type="string">
            <text:p>A {'non-dormant reproductive bud presence'} trait that is a {quality of} a {whole plant} that does not have any non-dormant reproductive buds {$'non-dormant reproductive bud'}.</text:p>
          </table:table-cell>
          <table:table-cell table:style-name="ce5" table:formula="of:=CONCATENATE([.D2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reproductive bud presence' AND 'has quality measurement' SOME (&#10;    'measurement datum' AND (&#10;        ('upper count' VALUE 0) OR ('upper percent' VALUE 0.0)&#10;    )&#10;) " calcext:value-type="string">
            <text:p>'non-dormant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29]; &quot;absent&quot;; &quot;present&quot;)" office:value-type="string" office:string-value="'non-dormant reproductive buds present'" calcext:value-type="string">
            <text:p>'non-dormant 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29]; &quot;)&quot;; CHAR(10); &quot;) AND 'depends on structure' ONLY (&quot;; CHAR(10); &quot;    'plant structure' AND NOT ('has part' SOME &quot;; [.E29]; &quot;)&quot;; CHAR(10); &quot;)&quot;)" office:value-type="string" office:string-value="'plant structure presence' AND 'quality of' SOME (&#10;    'whole plant' AND NOT ('has part' SOME 'non-dormant reproductive bud')&#10;) AND 'depends on structure' ONLY (&#10;    'plant structure' AND NOT ('has part' SOME 'non-dormant reproductive bud')&#10;)" calcext:value-type="string">
            <text:p>'plant structure presence' AND 'quality of' SOME (</text:p>
            <text:p>    'whole plant' AND NOT ('has part' SOME 'non-dormant reproductive bud')</text:p>
            <text:p>) AND 'depends on structure' ONLY (</text:p>
            <text:p>    'plant structure' AND NOT ('has part' SOME 'non-dormant reproductive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0]; &quot; presence&quot;; &quot;s absent&quot;)" office:value-type="string" office:string-value="'swelling reproductive buds absent'" calcext:value-type="string">
            <text:p>'swelling reproductive buds absent'</text:p>
          </table:table-cell>
          <table:table-cell table:formula="of:=SUBSTITUTE([.E30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8" table:formula="of:=CONCATENATE(&quot;A {&quot;; [.D30]; &quot;} trait that is a {quality of} a {whole plant} that does not have any &quot;; SUBSTITUTE(SUBSTITUTE([.E30]; &quot;'&quot;; &quot;s&quot;; 2); &quot;'&quot;; &quot;&quot;); &quot; {$&quot;; [.E30]; &quot;}.&quot;)" office:value-type="string" office:string-value="A {'swelling reproductive bud presence'} trait that is a {quality of} a {whole plant} that does not have any swelling reproductive buds {$'swelling reproductive bud'}." calcext:value-type="string">
            <text:p>A {'swelling reproductive bud presence'} trait that is a {quality of} a {whole plant} that does not have any swelling reproductive buds {$'swelling reproductive bud'}.</text:p>
          </table:table-cell>
          <table:table-cell table:style-name="ce5" table:formula="of:=CONCATENATE([.D3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welling reproductive bud presence' AND 'has quality measurement' SOME (&#10;    'measurement datum' AND (&#10;        ('upper count' VALUE 0) OR ('upper percent' VALUE 0.0)&#10;    )&#10;) " calcext:value-type="string">
            <text:p>'swelling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0]; &quot;absent&quot;; &quot;present&quot;)" office:value-type="string" office:string-value="'swelling reproductive buds present'" calcext:value-type="string">
            <text:p>'swelling 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30]; &quot;)&quot;; CHAR(10); &quot;) AND 'depends on structure' ONLY (&quot;; CHAR(10); &quot;    'plant structure' AND NOT ('has part' SOME &quot;; [.E30]; &quot;)&quot;; CHAR(10); &quot;)&quot;)" office:value-type="string" office:string-value="'plant structure presence' AND 'quality of' SOME (&#10;    'whole plant' AND NOT ('has part' SOME 'swelling reproductive bud')&#10;) AND 'depends on structure' ONLY (&#10;    'plant structure' AND NOT ('has part' SOME 'swelling reproductive bud')&#10;)" calcext:value-type="string">
            <text:p>'plant structure presence' AND 'quality of' SOME (</text:p>
            <text:p>    'whole plant' AND NOT ('has part' SOME 'swelling reproductive bud')</text:p>
            <text:p>) AND 'depends on structure' ONLY (</text:p>
            <text:p>    'plant structure' AND NOT ('has part' SOME 'swelling reproductive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1]; &quot; presence&quot;; &quot;s absent&quot;)" office:value-type="string" office:string-value="'breaking reproductive buds absent'" calcext:value-type="string">
            <text:p>'breaking reproductive buds absent'</text:p>
          </table:table-cell>
          <table:table-cell table:formula="of:=SUBSTITUTE([.E31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breaking reproductive bud presence'} trait that is a {quality of} a {whole plant} that does not have any breaking reproductive buds {$'breaking reproductive bud'}." calcext:value-type="string">
            <text:p>A {'breaking reproductive bud presence'} trait that is a {quality of} a {whole plant} that does not have any breaking reproductive buds {$'breaking reproductive bud'}.</text:p>
          </table:table-cell>
          <table:table-cell table:style-name="ce5" table:formula="of:=CONCATENATE([.D3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breaking reproductive bud presence' AND 'has quality measurement' SOME (&#10;    'measurement datum' AND (&#10;        ('upper count' VALUE 0) OR ('upper percent' VALUE 0.0)&#10;    )&#10;) " calcext:value-type="string">
            <text:p>'breaking reproductiv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1]; &quot;absent&quot;; &quot;present&quot;)" office:value-type="string" office:string-value="'breaking reproductive buds present'" calcext:value-type="string">
            <text:p>'breaking reproductive buds present'</text:p>
          </table:table-cell>
          <table:table-cell table:style-name="ce8" table:formula="of:=CONCATENATE(&quot;'plant structure presence' AND 'quality of' SOME (&quot;; CHAR(10); &quot;    'whole plant' AND NOT ('has part' SOME &quot;; [.E31]; &quot;)&quot;; CHAR(10); &quot;) AND 'depends on structure' ONLY (&quot;; CHAR(10); &quot;    'plant structure' AND NOT ('has part' SOME &quot;; [.E31]; &quot;)&quot;; CHAR(10); &quot;)&quot;)" office:value-type="string" office:string-value="'plant structure presence' AND 'quality of' SOME (&#10;    'whole plant' AND NOT ('has part' SOME 'breaking reproductive bud')&#10;) AND 'depends on structure' ONLY (&#10;    'plant structure' AND NOT ('has part' SOME 'breaking reproductive bud')&#10;)" calcext:value-type="string">
            <text:p>'plant structure presence' AND 'quality of' SOME (</text:p>
            <text:p>    'whole plant' AND NOT ('has part' SOME 'breaking reproductive bud')</text:p>
            <text:p>) AND 'depends on structure' ONLY (</text:p>
            <text:p>    'plant structure' AND NOT ('has part' SOME 'breaking reproductive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2]; &quot; presence&quot;; &quot;s absent&quot;)" office:value-type="string" office:string-value="'flower buds absent'" calcext:value-type="string">
            <text:p>'flower buds absent'</text:p>
          </table:table-cell>
          <table:table-cell table:formula="of:=CONCATENATE(&quot;'&quot;; SUBSTITUTE(SUBSTITUTE([.E32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3" office:value-type="string" calcext:value-type="string">
            <text:p>PO:'flower bud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flower bud presence'} trait that is a {quality of} a {whole plant} that does not have any PO:flower buds {$PO:'flower bud'}." calcext:value-type="string">
            <text:p>A {'flower bud presence'} trait that is a {quality of} a {whole plant} that does not have any PO:flower buds {$PO:'flower bud'}.</text:p>
          </table:table-cell>
          <table:table-cell table:style-name="ce5" table:formula="of:=CONCATENATE([.D3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bud presence' AND 'has quality measurement' SOME (&#10;    'measurement datum' AND (&#10;        ('upper count' VALUE 0) OR ('upper percent' VALUE 0.0)&#10;    )&#10;) " calcext:value-type="string">
            <text:p>'flower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2]; &quot;absent&quot;; &quot;present&quot;)" office:value-type="string" office:string-value="'flower buds present'" calcext:value-type="string">
            <text:p>'flower buds present'</text:p>
          </table:table-cell>
          <table:table-cell table:style-name="ce8" table:formula="of:=CONCATENATE(&quot;'plant structure presence' AND 'quality of' SOME (&quot;; CHAR(10); &quot;    'whole plant' AND NOT ('has part' SOME &quot;; [.E32]; &quot;)&quot;; CHAR(10); &quot;) AND 'depends on structure' ONLY (&quot;; CHAR(10); &quot;    'plant structure' AND NOT ('has part' SOME &quot;; [.E32]; &quot;)&quot;; CHAR(10); &quot;)&quot;)" office:value-type="string" office:string-value="'plant structure presence' AND 'quality of' SOME (&#10;    'whole plant' AND NOT ('has part' SOME PO:'flower bud')&#10;) AND 'depends on structure' ONLY (&#10;    'plant structure' AND NOT ('has part' SOME PO:'flower bud')&#10;)" calcext:value-type="string">
            <text:p>'plant structure presence' AND 'quality of' SOME (</text:p>
            <text:p>    'whole plant' AND NOT ('has part' SOME PO:'flower bud')</text:p>
            <text:p>) AND 'depends on structure' ONLY (</text:p>
            <text:p>    'plant structure' AND NOT ('has part' SOME PO:'flower bu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3]; &quot; presence&quot;; &quot;s absent&quot;)" office:value-type="string" office:string-value="'inflorescence buds absent'" calcext:value-type="string">
            <text:p>'inflorescence buds absent'</text:p>
          </table:table-cell>
          <table:table-cell table:formula="of:=CONCATENATE(&quot;'&quot;; SUBSTITUTE(SUBSTITUTE([.E33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3" office:value-type="string" calcext:value-type="string">
            <text:p>PO:'inflorescence bud'</text:p>
          </table:table-cell>
          <table:table-cell table:style-name="ce8" table:formula="of:=CONCATENATE(&quot;An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n {'inflorescence bud presence'} trait that is a {quality of} a {whole plant} that does not have any PO:inflorescence buds {$PO:'inflorescence bud'}." calcext:value-type="string">
            <text:p>An {'inflorescence bud presence'} trait that is a {quality of} a {whole plant} that does not have any PO:inflorescence buds {$PO:'inflorescence bud'}.</text:p>
          </table:table-cell>
          <table:table-cell table:style-name="ce5" table:formula="of:=CONCATENATE([.D3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inflorescence bud presence' AND 'has quality measurement' SOME (&#10;    'measurement datum' AND (&#10;        ('upper count' VALUE 0) OR ('upper percent' VALUE 0.0)&#10;    )&#10;) " calcext:value-type="string">
            <text:p>'inflorescence bu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3]; &quot;absent&quot;; &quot;present&quot;)" office:value-type="string" office:string-value="'inflorescence buds present'" calcext:value-type="string">
            <text:p>'inflorescence buds present'</text:p>
          </table:table-cell>
          <table:table-cell table:style-name="ce8" table:formula="of:=CONCATENATE(&quot;'plant structure presence' AND 'quality of' SOME (&quot;; CHAR(10); &quot;    'whole plant' AND NOT ('has part' SOME &quot;; [.E33]; &quot;)&quot;; CHAR(10); &quot;) AND 'depends on structure' ONLY (&quot;; CHAR(10); &quot;    'plant structure' AND NOT ('has part' SOME &quot;; [.E33]; &quot;)&quot;; CHAR(10); &quot;)&quot;)" office:value-type="string" office:string-value="'plant structure presence' AND 'quality of' SOME (&#10;    'whole plant' AND NOT ('has part' SOME PO:'inflorescence bud')&#10;) AND 'depends on structure' ONLY (&#10;    'plant structure' AND NOT ('has part' SOME PO:'inflorescence bud')&#10;)" calcext:value-type="string">
            <text:p>'plant structure presence' AND 'quality of' SOME (</text:p>
            <text:p>    'whole plant' AND NOT ('has part' SOME PO:'inflorescence bud')</text:p>
            <text:p>) AND 'depends on structure' ONLY (</text:p>
            <text:p>    'plant structure' AND NOT ('has part' SOME PO:'inflorescence bud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office:value-type="string" calcext:value-type="string">
            <text:p>'non-dormant reproductive buds or fresh flowers absent'</text:p>
          </table:table-cell>
          <table:table-cell table:formula="of:=SUBSTITUTE([.E34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non-dormant reproductive bud or fresh flower presence'} trait that is a {quality of} a {whole plant} that does not have any non-dormant reproductive bud or fresh flowers {$'non-dormant reproductive bud or fresh flower'}." calcext:value-type="string">
            <text:p>A {'non-dormant reproductive bud or fresh flower presence'} trait that is a {quality of} a {whole plant} that does not have any non-dormant reproductive bud or fresh flowers {$'non-dormant reproductive bud or fresh flower'}.</text:p>
          </table:table-cell>
          <table:table-cell table:style-name="ce5" table:formula="of:=CONCATENATE([.D3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non-dormant reproductive bud or fresh flower presence' AND 'has quality measurement' SOME (&#10;    'measurement datum' AND (&#10;        ('upper count' VALUE 0) OR ('upper percent' VALUE 0.0)&#10;    )&#10;) " calcext:value-type="string">
            <text:p>'non-dormant reproductive bud or fresh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4]; &quot;absent&quot;; &quot;present&quot;)" office:value-type="string" office:string-value="'non-dormant reproductive buds or fresh flowers present'" calcext:value-type="string">
            <text:p>'non-dormant reproductive buds or fresh flowers present'</text:p>
          </table:table-cell>
          <table:table-cell table:style-name="ce8" table:formula="of:=CONCATENATE(&quot;'plant structure presence' AND 'quality of' SOME (&quot;; CHAR(10); &quot;    'whole plant' AND NOT ('has part' SOME &quot;; [.E34]; &quot;)&quot;; CHAR(10); &quot;) AND 'depends on structure' ONLY (&quot;; CHAR(10); &quot;    'plant structure' AND NOT ('has part' SOME &quot;; [.E34]; &quot;)&quot;; CHAR(10); &quot;)&quot;)" office:value-type="string" office:string-value="'plant structure presence' AND 'quality of' SOME (&#10;    'whole plant' AND NOT ('has part' SOME 'non-dormant reproductive bud or fresh flower')&#10;) AND 'depends on structure' ONLY (&#10;    'plant structure' AND NOT ('has part' SOME 'non-dormant reproductive bud or fresh flower')&#10;)" calcext:value-type="string">
            <text:p>'plant structure presence' AND 'quality of' SOME (</text:p>
            <text:p>    'whole plant' AND NOT ('has part' SOME 'non-dormant reproductive bud or fresh flower')</text:p>
            <text:p>) AND 'depends on structure' ONLY (</text:p>
            <text:p>    'plant structure' AND NOT ('has part' SOME 'non-dormant reproductive bud or fresh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formula="of:=SUBSTITUTE([.D35]; &quot; presence&quot;; &quot;s absent&quot;)" office:value-type="string" office:string-value="'flowers absent'" calcext:value-type="string">
            <text:p>'flowers ab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 {'flower presence'} trait that is a {quality of} a {whole plant} that does not have any PO:flowers {$PO:'flower'}." calcext:value-type="string">
            <text:p>A {'flower presence'} trait that is a {quality of} a {whole plant} that does not have any PO:flowers {$PO:'flower'}.</text:p>
          </table:table-cell>
          <table:table-cell table:style-name="ce5" table:formula="of:=CONCATENATE([.D3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presence' AND 'has quality measurement' SOME (&#10;    'measurement datum' AND (&#10;        ('upper count' VALUE 0) OR ('upper percent' VALUE 0.0)&#10;    )&#10;) " calcext:value-type="string">
            <text:p>'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5]; &quot;absent&quot;; &quot;present&quot;)" office:value-type="string" office:string-value="'flowers present'" calcext:value-type="string">
            <text:p>'flowers present'</text:p>
          </table:table-cell>
          <table:table-cell table:style-name="ce8" table:formula="of:=CONCATENATE(&quot;'plant structure presence' AND 'quality of' SOME (&quot;; CHAR(10); &quot;    'whole plant' AND NOT ('has part' SOME &quot;; [.E35]; &quot;)&quot;; CHAR(10); &quot;) AND 'depends on structure' ONLY (&quot;; CHAR(10); &quot;    'plant structure' AND NOT ('has part' SOME &quot;; [.E35]; &quot;)&quot;; CHAR(10); &quot;)&quot;)" office:value-type="string" office:string-value="'plant structure presence' AND 'quality of' SOME (&#10;    'whole plant' AND NOT ('has part' SOME PO:'flower')&#10;) AND 'depends on structure' ONLY (&#10;    'plant structure' AND NOT ('has part' SOME PO:'flower')&#10;)" calcext:value-type="string">
            <text:p>'plant structure presence' AND 'quality of' SOME (</text:p>
            <text:p>    'whole plant' AND NOT ('has part' SOME PO:'flower')</text:p>
            <text:p>) AND 'depends on structure' ONLY (</text:p>
            <text:p>    'plant structure' AND NOT ('has part' SOME PO:'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formula="of:=SUBSTITUTE([.D36]; &quot; presence&quot;; &quot;s absent&quot;)" office:value-type="string" office:string-value="'fresh flowers absent'" calcext:value-type="string">
            <text:p>'fresh flowers absent'</text:p>
          </table:table-cell>
          <table:table-cell table:formula="of:=SUBSTITUTE([.E36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8" table:formula="of:=CONCATENATE(&quot;A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 {'fresh flower presence'} trait that is a {quality of} a {whole plant} that does not have any fresh flowers {$'fresh flower'}." calcext:value-type="string">
            <text:p>A {'fresh flower presence'} trait that is a {quality of} a {whole plant} that does not have any fresh flowers {$'fresh flower'}.</text:p>
          </table:table-cell>
          <table:table-cell table:style-name="ce5" table:formula="of:=CONCATENATE([.D3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flower presence' AND 'has quality measurement' SOME (&#10;    'measurement datum' AND (&#10;        ('upper count' VALUE 0) OR ('upper percent' VALUE 0.0)&#10;    )&#10;) " calcext:value-type="string">
            <text:p>'fresh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6]; &quot;absent&quot;; &quot;present&quot;)" office:value-type="string" office:string-value="'fresh flowers present'" calcext:value-type="string">
            <text:p>'fresh flowers present'</text:p>
          </table:table-cell>
          <table:table-cell table:style-name="ce8" table:formula="of:=CONCATENATE(&quot;'plant structure presence' AND 'quality of' SOME (&quot;; CHAR(10); &quot;    'whole plant' AND NOT ('has part' SOME &quot;; [.E36]; &quot;)&quot;; CHAR(10); &quot;) AND 'depends on structure' ONLY (&quot;; CHAR(10); &quot;    'plant structure' AND NOT ('has part' SOME &quot;; [.E36]; &quot;)&quot;; CHAR(10); &quot;)&quot;)" office:value-type="string" office:string-value="'plant structure presence' AND 'quality of' SOME (&#10;    'whole plant' AND NOT ('has part' SOME 'fresh flower')&#10;) AND 'depends on structure' ONLY (&#10;    'plant structure' AND NOT ('has part' SOME 'fresh flower')&#10;)" calcext:value-type="string">
            <text:p>'plant structure presence' AND 'quality of' SOME (</text:p>
            <text:p>    'whole plant' AND NOT ('has part' SOME 'fresh flower')</text:p>
            <text:p>) AND 'depends on structure' ONLY (</text:p>
            <text:p>    'plant structure' AND NOT ('has part' SOME 'fresh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formula="of:=SUBSTITUTE([.D37]; &quot; presence&quot;; &quot;s absent&quot;)" office:value-type="string" office:string-value="'flower heads absent'" calcext:value-type="string">
            <text:p>'flower heads absent'</text:p>
          </table:table-cell>
          <table:table-cell office:value-type="string" calcext:value-type="string">
            <text:p>'flower head presence'</text:p>
          </table:table-cell>
          <table:table-cell table:style-name="ce3" office:value-type="string" calcext:value-type="string">
            <text:p>PO:'inflorescence'</text:p>
          </table:table-cell>
          <table:table-cell table:style-name="ce8" table:formula="of:=CONCATENATE(&quot;A {&quot;; [.D37]; &quot;} trait that is a {quality of} a {whole plant} that does not have any &quot;; SUBSTITUTE(SUBSTITUTE([.E37]; &quot;'&quot;; &quot;s&quot;; 2); &quot;'&quot;; &quot;&quot;); &quot; {$&quot;; [.E37]; &quot;}.&quot;)" office:value-type="string" office:string-value="A {'flower head presence'} trait that is a {quality of} a {whole plant} that does not have any PO:inflorescences {$PO:'inflorescence'}." calcext:value-type="string">
            <text:p>A {'flower head presence'} trait that is a {quality of} a {whole plant} that does not have any PO:inflorescences {$PO:'inflorescence'}.</text:p>
          </table:table-cell>
          <table:table-cell table:style-name="ce5" table:formula="of:=CONCATENATE([.D3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lower head presence' AND 'has quality measurement' SOME (&#10;    'measurement datum' AND (&#10;        ('upper count' VALUE 0) OR ('upper percent' VALUE 0.0)&#10;    )&#10;) " calcext:value-type="string">
            <text:p>'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7]; &quot;absent&quot;; &quot;present&quot;)" office:value-type="string" office:string-value="'flower heads present'" calcext:value-type="string">
            <text:p>'flower heads present'</text:p>
          </table:table-cell>
          <table:table-cell table:style-name="ce8" table:formula="of:=CONCATENATE(&quot;'plant structure presence' AND 'quality of' SOME (&quot;; CHAR(10); &quot;    'whole plant' AND NOT ('has part' SOME &quot;; [.E37]; &quot;)&quot;; CHAR(10); &quot;) AND 'depends on structure' ONLY (&quot;; CHAR(10); &quot;    'plant structure' AND NOT ('has part' SOME &quot;; [.E37]; &quot;)&quot;; CHAR(10); &quot;)&quot;)" office:value-type="string" office:string-value="'plant structure presence' AND 'quality of' SOME (&#10;    'whole plant' AND NOT ('has part' SOME PO:'inflorescence')&#10;) AND 'depends on structure' ONLY (&#10;    'plant structure' AND NOT ('has part' SOME PO:'inflorescence')&#10;)" calcext:value-type="string">
            <text:p>'plant structure presence' AND 'quality of' SOME (</text:p>
            <text:p>    'whole plant' AND NOT ('has part' SOME PO:'inflorescence')</text:p>
            <text:p>) AND 'depends on structure' ONLY (</text:p>
            <text:p>    'plant structure' AND NOT ('has part' SOME PO:'inflorescenc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formula="of:=SUBSTITUTE([.D38]; &quot; presence&quot;; &quot;s absent&quot;)" office:value-type="string" office:string-value="'fresh flower heads absent'" calcext:value-type="string">
            <text:p>'fresh flower heads absent'</text:p>
          </table:table-cell>
          <table:table-cell table:formula="of:=SUBSTITUTE([.E38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8" table:formula="of:=CONCATENATE(&quot;A {&quot;; [.D38]; &quot;} trait that is a {quality of} a {whole plant} that does not have any &quot;; SUBSTITUTE(SUBSTITUTE([.E38]; &quot;'&quot;; &quot;s&quot;; 2); &quot;'&quot;; &quot;&quot;); &quot; {$&quot;; [.E38]; &quot;}.&quot;)" office:value-type="string" office:string-value="A {'fresh flower head presence'} trait that is a {quality of} a {whole plant} that does not have any fresh flower heads {$'fresh flower head'}." calcext:value-type="string">
            <text:p>A {'fresh flower head presence'} trait that is a {quality of} a {whole plant} that does not have any fresh flower heads {$'fresh flower head'}.</text:p>
          </table:table-cell>
          <table:table-cell table:style-name="ce5" table:formula="of:=CONCATENATE([.D3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flower head presence' AND 'has quality measurement' SOME (&#10;    'measurement datum' AND (&#10;        ('upper count' VALUE 0) OR ('upper percent' VALUE 0.0)&#10;    )&#10;) " calcext:value-type="string">
            <text:p>'fresh flower hea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8]; &quot;absent&quot;; &quot;present&quot;)" office:value-type="string" office:string-value="'fresh flower heads present'" calcext:value-type="string">
            <text:p>'fresh flower heads present'</text:p>
          </table:table-cell>
          <table:table-cell table:style-name="ce8" table:formula="of:=CONCATENATE(&quot;'plant structure presence' AND 'quality of' SOME (&quot;; CHAR(10); &quot;    'whole plant' AND NOT ('has part' SOME &quot;; [.E38]; &quot;)&quot;; CHAR(10); &quot;) AND 'depends on structure' ONLY (&quot;; CHAR(10); &quot;    'plant structure' AND NOT ('has part' SOME &quot;; [.E38]; &quot;)&quot;; CHAR(10); &quot;)&quot;)" office:value-type="string" office:string-value="'plant structure presence' AND 'quality of' SOME (&#10;    'whole plant' AND NOT ('has part' SOME 'fresh flower head')&#10;) AND 'depends on structure' ONLY (&#10;    'plant structure' AND NOT ('has part' SOME 'fresh flower head')&#10;)" calcext:value-type="string">
            <text:p>'plant structure presence' AND 'quality of' SOME (</text:p>
            <text:p>    'whole plant' AND NOT ('has part' SOME 'fresh flower head')</text:p>
            <text:p>) AND 'depends on structure' ONLY (</text:p>
            <text:p>    'plant structure' AND NOT ('has part' SOME 'fresh flower head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formula="of:=SUBSTITUTE([.D39]; &quot; presence&quot;; &quot;s absent&quot;)" office:value-type="string" office:string-value="'unopened flowers absent'" calcext:value-type="string">
            <text:p>'unopened flowers absent'</text:p>
          </table:table-cell>
          <table:table-cell table:formula="of:=SUBSTITUTE([.E39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8" table:formula="of:=CONCATENATE(&quot;An {&quot;; [.D39]; &quot;} trait that is a {quality of} a {whole plant} that does not have any &quot;; SUBSTITUTE(SUBSTITUTE([.E39]; &quot;'&quot;; &quot;s&quot;; 2); &quot;'&quot;; &quot;&quot;); &quot; {$&quot;; [.E39]; &quot;}.&quot;)" office:value-type="string" office:string-value="An {'unopened flower presence'} trait that is a {quality of} a {whole plant} that does not have any unopened flowers {$'unopened flower'}." calcext:value-type="string">
            <text:p>An {'unopened flower presence'} trait that is a {quality of} a {whole plant} that does not have any unopened flowers {$'unopened flower'}.</text:p>
          </table:table-cell>
          <table:table-cell table:style-name="ce5" table:formula="of:=CONCATENATE([.D3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opened flower presence' AND 'has quality measurement' SOME (&#10;    'measurement datum' AND (&#10;        ('upper count' VALUE 0) OR ('upper percent' VALUE 0.0)&#10;    )&#10;) " calcext:value-type="string">
            <text:p>'unopen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39]; &quot;absent&quot;; &quot;present&quot;)" office:value-type="string" office:string-value="'unopened flowers present'" calcext:value-type="string">
            <text:p>'unopened flowers present'</text:p>
          </table:table-cell>
          <table:table-cell table:style-name="ce8" table:formula="of:=CONCATENATE(&quot;'plant structure presence' AND 'quality of' SOME (&quot;; CHAR(10); &quot;    'whole plant' AND NOT ('has part' SOME &quot;; [.E39]; &quot;)&quot;; CHAR(10); &quot;) AND 'depends on structure' ONLY (&quot;; CHAR(10); &quot;    'plant structure' AND NOT ('has part' SOME &quot;; [.E39]; &quot;)&quot;; CHAR(10); &quot;)&quot;)" office:value-type="string" office:string-value="'plant structure presence' AND 'quality of' SOME (&#10;    'whole plant' AND NOT ('has part' SOME 'unopened flower')&#10;) AND 'depends on structure' ONLY (&#10;    'plant structure' AND NOT ('has part' SOME 'unopened flower')&#10;)" calcext:value-type="string">
            <text:p>'plant structure presence' AND 'quality of' SOME (</text:p>
            <text:p>    'whole plant' AND NOT ('has part' SOME 'unopened flower')</text:p>
            <text:p>) AND 'depends on structure' ONLY (</text:p>
            <text:p>    'plant structure' AND NOT ('has part' SOME 'unopened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formula="of:=SUBSTITUTE([.D40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40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8" table:formula="of:=CONCATENATE(&quot;An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5" table:formula="of:=CONCATENATE([.D4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flower presence' AND 'has quality measurement' SOME (&#10;    'measurement datum' AND (&#10;        ('upper count' VALUE 0) OR ('upper percent' VALUE 0.0)&#10;    )&#10;) " calcext:value-type="string">
            <text:p>'open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0]; &quot;absent&quot;; &quot;present&quot;)" office:value-type="string" office:string-value="'open flowers present'" calcext:value-type="string">
            <text:p>'open flowers present'</text:p>
          </table:table-cell>
          <table:table-cell table:style-name="ce8" table:formula="of:=CONCATENATE(&quot;'plant structure presence' AND 'quality of' SOME (&quot;; CHAR(10); &quot;    'whole plant' AND NOT ('has part' SOME &quot;; [.E40]; &quot;)&quot;; CHAR(10); &quot;) AND 'depends on structure' ONLY (&quot;; CHAR(10); &quot;    'plant structure' AND NOT ('has part' SOME &quot;; [.E40]; &quot;)&quot;; CHAR(10); &quot;)&quot;)" office:value-type="string" office:string-value="'plant structure presence' AND 'quality of' SOME (&#10;    'whole plant' AND NOT ('has part' SOME 'open flower')&#10;) AND 'depends on structure' ONLY (&#10;    'plant structure' AND NOT ('has part' SOME 'open flower')&#10;)" calcext:value-type="string">
            <text:p>'plant structure presence' AND 'quality of' SOME (</text:p>
            <text:p>    'whole plant' AND NOT ('has part' SOME 'open flower')</text:p>
            <text:p>) AND 'depends on structure' ONLY (</text:p>
            <text:p>    'plant structure' AND NOT ('has part' SOME 'open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formula="of:=SUBSTITUTE([.D41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41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8" table:formula="of:=CONCATENATE(&quot;A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5" table:formula="of:=CONCATENATE([.D4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flower presence' AND 'has quality measurement' SOME (&#10;    'measurement datum' AND (&#10;        ('upper count' VALUE 0) OR ('upper percent' VALUE 0.0)&#10;    )&#10;) " calcext:value-type="string">
            <text:p>'pollen-releasing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1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8" table:formula="of:=CONCATENATE(&quot;'plant structure presence' AND 'quality of' SOME (&quot;; CHAR(10); &quot;    'whole plant' AND NOT ('has part' SOME &quot;; [.E41]; &quot;)&quot;; CHAR(10); &quot;) AND 'depends on structure' ONLY (&quot;; CHAR(10); &quot;    'plant structure' AND NOT ('has part' SOME &quot;; [.E41]; &quot;)&quot;; CHAR(10); &quot;)&quot;)" office:value-type="string" office:string-value="'plant structure presence' AND 'quality of' SOME (&#10;    'whole plant' AND NOT ('has part' SOME 'pollen-releasing flower')&#10;) AND 'depends on structure' ONLY (&#10;    'plant structure' AND NOT ('has part' SOME 'pollen-releasing flower')&#10;)" calcext:value-type="string">
            <text:p>'plant structure presence' AND 'quality of' SOME (</text:p>
            <text:p>    'whole plant' AND NOT ('has part' SOME 'pollen-releasing flower')</text:p>
            <text:p>) AND 'depends on structure' ONLY (</text:p>
            <text:p>    'plant structure' AND NOT ('has part' SOME 'pollen-releasing flower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formula="of:=SUBSTITUTE([.D42]; &quot; presence&quot;; &quot;s absent&quot;)" office:value-type="string" office:string-value="'senesced flowers absent'" calcext:value-type="string">
            <text:p>'senesced flowers absent'</text:p>
          </table:table-cell>
          <table:table-cell table:formula="of:=SUBSTITUTE([.E42]; &quot;'&quot;; &quot; presence'&quot;; 2)" office:value-type="string" office:string-value="'senesced flower presence'" calcext:value-type="string">
            <text:p>'senesced flower presence'</text:p>
          </table:table-cell>
          <table:table-cell office:value-type="string" calcext:value-type="string">
            <text:p>'senesced flower'</text:p>
          </table:table-cell>
          <table:table-cell table:style-name="ce8" table:formula="of:=CONCATENATE(&quot;A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 {'senesced flower presence'} trait that is a {quality of} a {whole plant} that does not have any senesced flowers {$'senesced flower'}." calcext:value-type="string">
            <text:p>A {'senesced flower presence'} trait that is a {quality of} a {whole plant} that does not have any senesced flowers {$'senesced flower'}.</text:p>
          </table:table-cell>
          <table:table-cell table:style-name="ce5" table:formula="of:=CONCATENATE([.D4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nesced flower presence' AND 'has quality measurement' SOME (&#10;    'measurement datum' AND (&#10;        ('upper count' VALUE 0) OR ('upper percent' VALUE 0.0)&#10;    )&#10;) " calcext:value-type="string">
            <text:p>'senesced flower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2]; &quot;absent&quot;; &quot;present&quot;)" office:value-type="string" office:string-value="'senesced flowers present'" calcext:value-type="string">
            <text:p>'senesced flowers present'</text:p>
          </table:table-cell>
          <table:table-cell table:style-name="ce8" table:formula="of:=CONCATENATE(&quot;'plant structure presence' AND 'quality of' SOME (&quot;; CHAR(10); &quot;    'whole plant' AND NOT ('has part' SOME &quot;; [.E42]; &quot;)&quot;; CHAR(10); &quot;) AND 'depends on structure' ONLY (&quot;; CHAR(10); &quot;    'plant structure' AND NOT ('has part' SOME &quot;; [.E42]; &quot;)&quot;; CHAR(10); &quot;)&quot;)" office:value-type="string" office:string-value="'plant structure presence' AND 'quality of' SOME (&#10;    'whole plant' AND NOT ('has part' SOME 'senesced flower')&#10;) AND 'depends on structure' ONLY (&#10;    'plant structure' AND NOT ('has part' SOME 'senesced flower')&#10;)" calcext:value-type="string">
            <text:p>'plant structure presence' AND 'quality of' SOME (</text:p>
            <text:p>    'whole plant' AND NOT ('has part' SOME 'senesced flower')</text:p>
            <text:p>) AND 'depends on structure' ONLY (</text:p>
            <text:p>    'plant structure' AND NOT ('has part' SOME 'senesced flower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formula="of:=SUBSTITUTE([.D43]; &quot; presence&quot;; &quot;s absent&quot;)" office:value-type="string" office:string-value="'fruits absent'" calcext:value-type="string">
            <text:p>'fruits absent'</text:p>
          </table:table-cell>
          <table:table-cell office:value-type="string" calcext:value-type="string">
            <text:p>'fruit presence'</text:p>
          </table:table-cell>
          <table:table-cell table:style-name="ce3" office:value-type="string" calcext:value-type="string">
            <text:p>'simple fruit or compound fruit'</text:p>
          </table:table-cell>
          <table:table-cell table:style-name="ce8" table:formula="of:=CONCATENATE(&quot;A {&quot;; [.D43]; &quot;} trait that is a {quality of} a {whole plant} that does not have any &quot;; SUBSTITUTE(SUBSTITUTE([.E43]; &quot;fruit&quot;; &quot;fruits&quot;); &quot;'&quot;; &quot;&quot;); &quot; {$&quot;; [.E43]; &quot;}.&quot;)" office:value-type="string" office:string-value="A {'fruit presence'} trait that is a {quality of} a {whole plant} that does not have any simple fruits or compound fruits {$'simple fruit or compound fruit'}." calcext:value-type="string">
            <text:p>A {'fruit presence'} trait that is a {quality of} a {whole plant} that does not have any simple fruits or compound fruits {$'simple fruit or compound fruit'}.</text:p>
          </table:table-cell>
          <table:table-cell table:style-name="ce5" table:formula="of:=CONCATENATE([.D4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uit presence' AND 'has quality measurement' SOME (&#10;    'measurement datum' AND (&#10;        ('upper count' VALUE 0) OR ('upper percent' VALUE 0.0)&#10;    )&#10;) " calcext:value-type="string">
            <text:p>'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3]; &quot;absent&quot;; &quot;present&quot;)" office:value-type="string" office:string-value="'fruits present'" calcext:value-type="string">
            <text:p>'fruits present'</text:p>
          </table:table-cell>
          <table:table-cell table:style-name="ce8" table:formula="of:=CONCATENATE(&quot;'plant structure presence' AND 'quality of' SOME (&quot;; CHAR(10); &quot;    'whole plant' AND NOT ('has part' SOME &quot;; [.E43]; &quot;)&quot;; CHAR(10); &quot;) AND 'depends on structure' ONLY (&quot;; CHAR(10); &quot;    'plant structure' AND NOT ('has part' SOME &quot;; [.E43]; &quot;)&quot;; CHAR(10); &quot;)&quot;)" office:value-type="string" office:string-value="'plant structure presence' AND 'quality of' SOME (&#10;    'whole plant' AND NOT ('has part' SOME 'simple fruit or compound fruit')&#10;) AND 'depends on structure' ONLY (&#10;    'plant structure' AND NOT ('has part' SOME 'simple fruit or compound fruit')&#10;)" calcext:value-type="string">
            <text:p>'plant structure presence' AND 'quality of' SOME (</text:p>
            <text:p>    'whole plant' AND NOT ('has part' SOME 'simple fruit or compound fruit')</text:p>
            <text:p>) AND 'depends on structure' ONLY (</text:p>
            <text:p>    'plant structure' AND NOT ('has part' SOME 'simple fruit or compound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formula="of:=SUBSTITUTE([.D44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44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8" table:formula="of:=CONCATENATE(&quot;A {&quot;; [.D44]; &quot;} trait that is a {quality of} a {whole plant} that does not have any &quot;; SUBSTITUTE(SUBSTITUTE([.E44]; &quot;'&quot;; &quot;s&quot;; 2); &quot;'&quot;; &quot;&quot;); &quot; {$&quot;; [.E44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5" table:formula="of:=CONCATENATE([.D4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fruit presence' AND 'has quality measurement' SOME (&#10;    'measurement datum' AND (&#10;        ('upper count' VALUE 0) OR ('upper percent' VALUE 0.0)&#10;    )&#10;) " calcext:value-type="string">
            <text:p>'ripening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4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8" table:formula="of:=CONCATENATE(&quot;'plant structure presence' AND 'quality of' SOME (&quot;; CHAR(10); &quot;    'whole plant' AND NOT ('has part' SOME &quot;; [.E44]; &quot;)&quot;; CHAR(10); &quot;) AND 'depends on structure' ONLY (&quot;; CHAR(10); &quot;    'plant structure' AND NOT ('has part' SOME &quot;; [.E44]; &quot;)&quot;; CHAR(10); &quot;)&quot;)" office:value-type="string" office:string-value="'plant structure presence' AND 'quality of' SOME (&#10;    'whole plant' AND NOT ('has part' SOME 'ripening fruit')&#10;) AND 'depends on structure' ONLY (&#10;    'plant structure' AND NOT ('has part' SOME 'ripening fruit')&#10;)" calcext:value-type="string">
            <text:p>'plant structure presence' AND 'quality of' SOME (</text:p>
            <text:p>    'whole plant' AND NOT ('has part' SOME 'ripening fruit')</text:p>
            <text:p>) AND 'depends on structure' ONLY (</text:p>
            <text:p>    'plant structure' AND NOT ('has part' SOME 'ripening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table:formula="of:=SUBSTITUTE([.D45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45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8" table:formula="of:=CONCATENATE(&quot;An {&quot;; [.D45]; &quot;} trait that is a {quality of} a {whole plant} that does not have any &quot;; SUBSTITUTE(SUBSTITUTE([.E45]; &quot;'&quot;; &quot;s&quot;; 2); &quot;'&quot;; &quot;&quot;); &quot; {$&quot;; [.E45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5" table:formula="of:=CONCATENATE([.D4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fruit presence' AND 'has quality measurement' SOME (&#10;    'measurement datum' AND (&#10;        ('upper count' VALUE 0) OR ('upper percent' VALUE 0.0)&#10;    )&#10;) " calcext:value-type="string">
            <text:p>'un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5]; &quot;absent&quot;; &quot;present&quot;)" office:value-type="string" office:string-value="'unripe fruits present'" calcext:value-type="string">
            <text:p>'unripe fruits present'</text:p>
          </table:table-cell>
          <table:table-cell table:style-name="ce8" table:formula="of:=CONCATENATE(&quot;'plant structure presence' AND 'quality of' SOME (&quot;; CHAR(10); &quot;    'whole plant' AND NOT ('has part' SOME &quot;; [.E45]; &quot;)&quot;; CHAR(10); &quot;) AND 'depends on structure' ONLY (&quot;; CHAR(10); &quot;    'plant structure' AND NOT ('has part' SOME &quot;; [.E45]; &quot;)&quot;; CHAR(10); &quot;)&quot;)" office:value-type="string" office:string-value="'plant structure presence' AND 'quality of' SOME (&#10;    'whole plant' AND NOT ('has part' SOME 'unripe fruit')&#10;) AND 'depends on structure' ONLY (&#10;    'plant structure' AND NOT ('has part' SOME 'unripe fruit')&#10;)" calcext:value-type="string">
            <text:p>'plant structure presence' AND 'quality of' SOME (</text:p>
            <text:p>    'whole plant' AND NOT ('has part' SOME 'unripe fruit')</text:p>
            <text:p>) AND 'depends on structure' ONLY (</text:p>
            <text:p>    'plant structure' AND NOT ('has part' SOME 'unripe fruit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formula="of:=SUBSTITUTE([.D46]; &quot; presence&quot;; &quot;s absent&quot;)" office:value-type="string" office:string-value="'ripe fruits absent'" calcext:value-type="string">
            <text:p>'ripe fruits absent'</text:p>
          </table:table-cell>
          <table:table-cell table:formula="of:=SUBSTITUTE([.E46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8" table:formula="of:=CONCATENATE(&quot;A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 {'ripe fruit presence'} trait that is a {quality of} a {whole plant} that does not have any ripe fruits {$'ripe fruit'}." calcext:value-type="string">
            <text:p>A {'ripe fruit presence'} trait that is a {quality of} a {whole plant} that does not have any ripe fruits {$'ripe fruit'}.</text:p>
          </table:table-cell>
          <table:table-cell table:style-name="ce5" table:formula="of:=CONCATENATE([.D4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fruit presence' AND 'has quality measurement' SOME (&#10;    'measurement datum' AND (&#10;        ('upper count' VALUE 0) OR ('upper percent' VALUE 0.0)&#10;    )&#10;) " calcext:value-type="string">
            <text:p>'ripe fruit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6]; &quot;absent&quot;; &quot;present&quot;)" office:value-type="string" office:string-value="'ripe fruits present'" calcext:value-type="string">
            <text:p>'ripe fruits present'</text:p>
          </table:table-cell>
          <table:table-cell table:style-name="ce8" table:formula="of:=CONCATENATE(&quot;'plant structure presence' AND 'quality of' SOME (&quot;; CHAR(10); &quot;    'whole plant' AND NOT ('has part' SOME &quot;; [.E46]; &quot;)&quot;; CHAR(10); &quot;) AND 'depends on structure' ONLY (&quot;; CHAR(10); &quot;    'plant structure' AND NOT ('has part' SOME &quot;; [.E46]; &quot;)&quot;; CHAR(10); &quot;)&quot;)" office:value-type="string" office:string-value="'plant structure presence' AND 'quality of' SOME (&#10;    'whole plant' AND NOT ('has part' SOME 'ripe fruit')&#10;) AND 'depends on structure' ONLY (&#10;    'plant structure' AND NOT ('has part' SOME 'ripe fruit')&#10;)" calcext:value-type="string">
            <text:p>'plant structure presence' AND 'quality of' SOME (</text:p>
            <text:p>    'whole plant' AND NOT ('has part' SOME 'ripe fruit')</text:p>
            <text:p>) AND 'depends on structure' ONLY (</text:p>
            <text:p>    'plant structure' AND NOT ('has part' SOME 'ripe fruit')</text:p>
            <text:p>)</text:p>
          </table:table-cell>
          <table:table-cell table:number-columns-repeated="3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6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style-name="ce5" table:formula="of:=SUBSTITUTE([.D48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48]; &quot;} trait that is a {quality of} a {whole plant} that does not have any cones {$&quot;; [.E48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5" table:formula="of:=CONCATENATE([.D48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cone presence' AND 'has quality measurement' SOME (&#10;    'measurement datum' AND (&#10;        ('upper count' VALUE 0) OR ('upper percent' VALUE 0.0)&#10;    )&#10;) " calcext:value-type="string">
            <text:p>'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8]; &quot;absent&quot;; &quot;present&quot;)" office:value-type="string" office:string-value="'cones present'" calcext:value-type="string">
            <text:p>'cones present'</text:p>
          </table:table-cell>
          <table:table-cell table:style-name="ce8" table:formula="of:=CONCATENATE(&quot;'plant structure presence' AND 'quality of' SOME (&quot;; CHAR(10); &quot;    'whole plant' AND NOT ('has part' SOME &quot;; [.E48]; &quot;)&quot;; CHAR(10); &quot;) AND 'depends on structure' ONLY (&quot;; CHAR(10); &quot;    'plant structure' AND NOT ('has part' SOME &quot;; [.E48]; &quot;)&quot;; CHAR(10); &quot;)&quot;)" office:value-type="string" office:string-value="'plant structure presence' AND 'quality of' SOME (&#10;    'whole plant' AND NOT ('has part' SOME PO:'strobilus')&#10;) AND 'depends on structure' ONLY (&#10;    'plant structure' AND NOT ('has part' SOME PO:'strobilus')&#10;)" calcext:value-type="string">
            <text:p>'plant structure presence' AND 'quality of' SOME (</text:p>
            <text:p>    'whole plant' AND NOT ('has part' SOME PO:'strobilus')</text:p>
            <text:p>) AND 'depends on structure' ONLY (</text:p>
            <text:p>    'plant structure' AND NOT ('has part' SOME PO:'strobilus')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table:formula="of:=SUBSTITUTE([.D49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49]; &quot;} trait that is a {quality of} a {whole plant} that does not have any pollen cones {$&quot;; [.E49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5" table:formula="of:=CONCATENATE([.D4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 cone presence' AND 'has quality measurement' SOME (&#10;    'measurement datum' AND (&#10;        ('upper count' VALUE 0) OR ('upper percent' VALUE 0.0)&#10;    )&#10;) " calcext:value-type="string">
            <text:p>'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49]; &quot;absent&quot;; &quot;present&quot;)" office:value-type="string" office:string-value="'pollen cones present'" calcext:value-type="string">
            <text:p>'pollen cones present'</text:p>
          </table:table-cell>
          <table:table-cell table:style-name="ce8" table:formula="of:=CONCATENATE(&quot;'plant structure presence' AND 'quality of' SOME (&quot;; CHAR(10); &quot;    'whole plant' AND NOT ('has part' SOME &quot;; [.E49]; &quot;)&quot;; CHAR(10); &quot;) AND 'depends on structure' ONLY (&quot;; CHAR(10); &quot;    'plant structure' AND NOT ('has part' SOME &quot;; [.E49]; &quot;)&quot;; CHAR(10); &quot;)&quot;)" office:value-type="string" office:string-value="'plant structure presence' AND 'quality of' SOME (&#10;    'whole plant' AND NOT ('has part' SOME PO:'microsporangiate strobilus')&#10;) AND 'depends on structure' ONLY (&#10;    'plant structure' AND NOT ('has part' SOME PO:'microsporangiate strobilus')&#10;)" calcext:value-type="string">
            <text:p>'plant structure presence' AND 'quality of' SOME (</text:p>
            <text:p>    'whole plant' AND NOT ('has part' SOME PO:'microsporangiate strobilus')</text:p>
            <text:p>) AND 'depends on structure' ONLY (</text:p>
            <text:p>    'plant structure' AND NOT ('has part' SOME PO:'micro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6</text:p>
          </table:table-cell>
          <table:table-cell table:style-name="ce5" table:formula="of:=SUBSTITUTE([.D50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50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50]; &quot;} trait that is a {quality of} a {whole plant} that does not have any &quot;; SUBSTITUTE(SUBSTITUTE([.E50]; &quot;'&quot;; &quot;s&quot;; 2); &quot;'&quot;; &quot;&quot;); &quot; {$&quot;; [.E50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5" table:formula="of:=CONCATENATE([.D5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pollen cone presence' AND 'has quality measurement' SOME (&#10;    'measurement datum' AND (&#10;        ('upper count' VALUE 0) OR ('upper percent' VALUE 0.0)&#10;    )&#10;) " calcext:value-type="string">
            <text:p>'fresh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0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8" table:formula="of:=CONCATENATE(&quot;'plant structure presence' AND 'quality of' SOME (&quot;; CHAR(10); &quot;    'whole plant' AND NOT ('has part' SOME &quot;; [.E50]; &quot;)&quot;; CHAR(10); &quot;) AND 'depends on structure' ONLY (&quot;; CHAR(10); &quot;    'plant structure' AND NOT ('has part' SOME &quot;; [.E50]; &quot;)&quot;; CHAR(10); &quot;)&quot;)" office:value-type="string" office:string-value="'plant structure presence' AND 'quality of' SOME (&#10;    'whole plant' AND NOT ('has part' SOME 'fresh pollen cone')&#10;) AND 'depends on structure' ONLY (&#10;    'plant structure' AND NOT ('has part' SOME 'fresh pollen cone')&#10;)" calcext:value-type="string">
            <text:p>'plant structure presence' AND 'quality of' SOME (</text:p>
            <text:p>    'whole plant' AND NOT ('has part' SOME 'fresh pollen cone')</text:p>
            <text:p>) AND 'depends on structure' ONLY (</text:p>
            <text:p>    'plant structure' AND NOT ('has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47</text:p>
          </table:table-cell>
          <table:table-cell table:style-name="ce5" table:formula="of:=SUBSTITUTE([.D51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51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51]; &quot;} trait that is a {quality of} a {whole plant} that does not have any &quot;; SUBSTITUTE(SUBSTITUTE([.E51]; &quot;'&quot;; &quot;s&quot;; 2); &quot;'&quot;; &quot;&quot;); &quot; {$&quot;; [.E51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5" table:formula="of:=CONCATENATE([.D5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open pollen cone presence' AND 'has quality measurement' SOME (&#10;    'measurement datum' AND (&#10;        ('upper count' VALUE 0) OR ('upper percent' VALUE 0.0)&#10;    )&#10;) " calcext:value-type="string">
            <text:p>'open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1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8" table:formula="of:=CONCATENATE(&quot;'plant structure presence' AND 'quality of' SOME (&quot;; CHAR(10); &quot;    'whole plant' AND NOT ('has part' SOME &quot;; [.E51]; &quot;)&quot;; CHAR(10); &quot;) AND 'depends on structure' ONLY (&quot;; CHAR(10); &quot;    'plant structure' AND NOT ('has part' SOME &quot;; [.E51]; &quot;)&quot;; CHAR(10); &quot;)&quot;)" office:value-type="string" office:string-value="'plant structure presence' AND 'quality of' SOME (&#10;    'whole plant' AND NOT ('has part' SOME 'open pollen cone')&#10;) AND 'depends on structure' ONLY (&#10;    'plant structure' AND NOT ('has part' SOME 'open pollen cone')&#10;)" calcext:value-type="string">
            <text:p>'plant structure presence' AND 'quality of' SOME (</text:p>
            <text:p>    'whole plant' AND NOT ('has part' SOME 'open pollen cone')</text:p>
            <text:p>) AND 'depends on structure' ONLY (</text:p>
            <text:p>    'plant structure' AND NOT ('has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48</text:p>
          </table:table-cell>
          <table:table-cell table:style-name="ce5" table:formula="of:=SUBSTITUTE([.D52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52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52]; &quot;} trait that is a {quality of} a {whole plant} that does not have any &quot;; SUBSTITUTE(SUBSTITUTE([.E52]; &quot;'&quot;; &quot;s&quot;; 2); &quot;'&quot;; &quot;&quot;); &quot; {$&quot;; [.E52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5" table:formula="of:=CONCATENATE([.D5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pollen-releasing pollen cone presence' AND 'has quality measurement' SOME (&#10;    'measurement datum' AND (&#10;        ('upper count' VALUE 0) OR ('upper percent' VALUE 0.0)&#10;    )&#10;) " calcext:value-type="string">
            <text:p>'pollen-releasing pollen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2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8" table:formula="of:=CONCATENATE(&quot;'plant structure presence' AND 'quality of' SOME (&quot;; CHAR(10); &quot;    'whole plant' AND NOT ('has part' SOME &quot;; [.E52]; &quot;)&quot;; CHAR(10); &quot;) AND 'depends on structure' ONLY (&quot;; CHAR(10); &quot;    'plant structure' AND NOT ('has part' SOME &quot;; [.E52]; &quot;)&quot;; CHAR(10); &quot;)&quot;)" office:value-type="string" office:string-value="'plant structure presence' AND 'quality of' SOME (&#10;    'whole plant' AND NOT ('has part' SOME 'pollen-releasing pollen cone')&#10;) AND 'depends on structure' ONLY (&#10;    'plant structure' AND NOT ('has part' SOME 'pollen-releasing pollen cone')&#10;)" calcext:value-type="string">
            <text:p>'plant structure presence' AND 'quality of' SOME (</text:p>
            <text:p>    'whole plant' AND NOT ('has part' SOME 'pollen-releasing pollen cone')</text:p>
            <text:p>) AND 'depends on structure' ONLY (</text:p>
            <text:p>    'plant structure' AND NOT ('has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649</text:p>
          </table:table-cell>
          <table:table-cell table:style-name="ce5" table:formula="of:=SUBSTITUTE([.D53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53]; &quot;} trait that is a {quality of} a {whole plant} that does not have any seed cones {$&quot;; [.E53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5" table:formula="of:=CONCATENATE([.D53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seed cone presence' AND 'has quality measurement' SOME (&#10;    'measurement datum' AND (&#10;        ('upper count' VALUE 0) OR ('upper percent' VALUE 0.0)&#10;    )&#10;) " calcext:value-type="string">
            <text:p>'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3]; &quot;absent&quot;; &quot;present&quot;)" office:value-type="string" office:string-value="'seed cones present'" calcext:value-type="string">
            <text:p>'seed cones present'</text:p>
          </table:table-cell>
          <table:table-cell table:style-name="ce8" table:formula="of:=CONCATENATE(&quot;'plant structure presence' AND 'quality of' SOME (&quot;; CHAR(10); &quot;    'whole plant' AND NOT ('has part' SOME &quot;; [.E53]; &quot;)&quot;; CHAR(10); &quot;) AND 'depends on structure' ONLY (&quot;; CHAR(10); &quot;    'plant structure' AND NOT ('has part' SOME &quot;; [.E53]; &quot;)&quot;; CHAR(10); &quot;)&quot;)" office:value-type="string" office:string-value="'plant structure presence' AND 'quality of' SOME (&#10;    'whole plant' AND NOT ('has part' SOME PO:'megasporangiate strobilus')&#10;) AND 'depends on structure' ONLY (&#10;    'plant structure' AND NOT ('has part' SOME PO:'megasporangiate strobilus')&#10;)" calcext:value-type="string">
            <text:p>'plant structure presence' AND 'quality of' SOME (</text:p>
            <text:p>    'whole plant' AND NOT ('has part' SOME PO:'megasporangiate strobilus')</text:p>
            <text:p>) AND 'depends on structure' ONLY (</text:p>
            <text:p>    'plant structure' AND NOT ('has part' SOME PO:'megasporangiate strobilus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0</text:p>
          </table:table-cell>
          <table:table-cell table:style-name="ce5" table:formula="of:=SUBSTITUTE([.D54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54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54]; &quot;} trait that is a {quality of} a {whole plant} that does not have any &quot;; SUBSTITUTE(SUBSTITUTE([.E54]; &quot;'&quot;; &quot;s&quot;; 2); &quot;'&quot;; &quot;&quot;); &quot; {$&quot;; [.E54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5" table:formula="of:=CONCATENATE([.D54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fresh seed cone presence' AND 'has quality measurement' SOME (&#10;    'measurement datum' AND (&#10;        ('upper count' VALUE 0) OR ('upper percent' VALUE 0.0)&#10;    )&#10;) " calcext:value-type="string">
            <text:p>'fresh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4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8" table:formula="of:=CONCATENATE(&quot;'plant structure presence' AND 'quality of' SOME (&quot;; CHAR(10); &quot;    'whole plant' AND NOT ('has part' SOME &quot;; [.E54]; &quot;)&quot;; CHAR(10); &quot;) AND 'depends on structure' ONLY (&quot;; CHAR(10); &quot;    'plant structure' AND NOT ('has part' SOME &quot;; [.E54]; &quot;)&quot;; CHAR(10); &quot;)&quot;)" office:value-type="string" office:string-value="'plant structure presence' AND 'quality of' SOME (&#10;    'whole plant' AND NOT ('has part' SOME 'fresh seed cone')&#10;) AND 'depends on structure' ONLY (&#10;    'plant structure' AND NOT ('has part' SOME 'fresh seed cone')&#10;)" calcext:value-type="string">
            <text:p>'plant structure presence' AND 'quality of' SOME (</text:p>
            <text:p>    'whole plant' AND NOT ('has part' SOME 'fresh seed cone')</text:p>
            <text:p>) AND 'depends on structure' ONLY (</text:p>
            <text:p>    'plant structure' AND NOT ('has part' SOME 'fresh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1</text:p>
          </table:table-cell>
          <table:table-cell table:style-name="ce5" table:formula="of:=SUBSTITUTE([.D55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55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55]; &quot;} trait that is a {quality of} a {whole plant} that does not have any &quot;; SUBSTITUTE(SUBSTITUTE([.E55]; &quot;'&quot;; &quot;s&quot;; 2); &quot;'&quot;; &quot;&quot;); &quot; {$&quot;; [.E55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5" table:formula="of:=CONCATENATE([.D55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ning seed cone presence' AND 'has quality measurement' SOME (&#10;    'measurement datum' AND (&#10;        ('upper count' VALUE 0) OR ('upper percent' VALUE 0.0)&#10;    )&#10;) " calcext:value-type="string">
            <text:p>'ripening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5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8" table:formula="of:=CONCATENATE(&quot;'plant structure presence' AND 'quality of' SOME (&quot;; CHAR(10); &quot;    'whole plant' AND NOT ('has part' SOME &quot;; [.E55]; &quot;)&quot;; CHAR(10); &quot;) AND 'depends on structure' ONLY (&quot;; CHAR(10); &quot;    'plant structure' AND NOT ('has part' SOME &quot;; [.E55]; &quot;)&quot;; CHAR(10); &quot;)&quot;)" office:value-type="string" office:string-value="'plant structure presence' AND 'quality of' SOME (&#10;    'whole plant' AND NOT ('has part' SOME 'ripening seed cone')&#10;) AND 'depends on structure' ONLY (&#10;    'plant structure' AND NOT ('has part' SOME 'ripening seed cone')&#10;)" calcext:value-type="string">
            <text:p>'plant structure presence' AND 'quality of' SOME (</text:p>
            <text:p>    'whole plant' AND NOT ('has part' SOME 'ripening seed cone')</text:p>
            <text:p>) AND 'depends on structure' ONLY (</text:p>
            <text:p>    'plant structure' AND NOT ('has part' SOME 'ripening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2</text:p>
          </table:table-cell>
          <table:table-cell table:style-name="ce5" table:formula="of:=SUBSTITUTE([.D56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56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56]; &quot;} trait that is a {quality of} a {whole plant} that does not have any &quot;; SUBSTITUTE(SUBSTITUTE([.E56]; &quot;'&quot;; &quot;s&quot;; 2); &quot;'&quot;; &quot;&quot;); &quot; {$&quot;; [.E56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5" table:formula="of:=CONCATENATE([.D56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unripe seed cone presence' AND 'has quality measurement' SOME (&#10;    'measurement datum' AND (&#10;        ('upper count' VALUE 0) OR ('upper percent' VALUE 0.0)&#10;    )&#10;) " calcext:value-type="string">
            <text:p>'un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6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8" table:formula="of:=CONCATENATE(&quot;'plant structure presence' AND 'quality of' SOME (&quot;; CHAR(10); &quot;    'whole plant' AND NOT ('has part' SOME &quot;; [.E56]; &quot;)&quot;; CHAR(10); &quot;) AND 'depends on structure' ONLY (&quot;; CHAR(10); &quot;    'plant structure' AND NOT ('has part' SOME &quot;; [.E56]; &quot;)&quot;; CHAR(10); &quot;)&quot;)" office:value-type="string" office:string-value="'plant structure presence' AND 'quality of' SOME (&#10;    'whole plant' AND NOT ('has part' SOME 'unripe seed cone')&#10;) AND 'depends on structure' ONLY (&#10;    'plant structure' AND NOT ('has part' SOME 'unripe seed cone')&#10;)" calcext:value-type="string">
            <text:p>'plant structure presence' AND 'quality of' SOME (</text:p>
            <text:p>    'whole plant' AND NOT ('has part' SOME 'unripe seed cone')</text:p>
            <text:p>) AND 'depends on structure' ONLY (</text:p>
            <text:p>    'plant structure' AND NOT ('has part' SOME 'unripe seed cone')</text:p>
            <text:p>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3</text:p>
          </table:table-cell>
          <table:table-cell table:style-name="ce5" table:formula="of:=SUBSTITUTE([.D57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57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57]; &quot;} trait that is a {quality of} a {whole plant} that does not have any &quot;; SUBSTITUTE(SUBSTITUTE([.E57]; &quot;'&quot;; &quot;s&quot;; 2); &quot;'&quot;; &quot;&quot;); &quot; {$&quot;; [.E57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5" table:formula="of:=CONCATENATE([.D57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ripe seed cone presence' AND 'has quality measurement' SOME (&#10;    'measurement datum' AND (&#10;        ('upper count' VALUE 0) OR ('upper percent' VALUE 0.0)&#10;    )&#10;) " calcext:value-type="string">
            <text:p>'ripe seed con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7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8" table:formula="of:=CONCATENATE(&quot;'plant structure presence' AND 'quality of' SOME (&quot;; CHAR(10); &quot;    'whole plant' AND NOT ('has part' SOME &quot;; [.E57]; &quot;)&quot;; CHAR(10); &quot;) AND 'depends on structure' ONLY (&quot;; CHAR(10); &quot;    'plant structure' AND NOT ('has part' SOME &quot;; [.E57]; &quot;)&quot;; CHAR(10); &quot;)&quot;)" office:value-type="string" office:string-value="'plant structure presence' AND 'quality of' SOME (&#10;    'whole plant' AND NOT ('has part' SOME 'ripe seed cone')&#10;) AND 'depends on structure' ONLY (&#10;    'plant structure' AND NOT ('has part' SOME 'ripe seed cone')&#10;)" calcext:value-type="string">
            <text:p>'plant structure presence' AND 'quality of' SOME (</text:p>
            <text:p>    'whole plant' AND NOT ('has part' SOME 'ripe seed cone')</text:p>
            <text:p>) AND 'depends on structure' ONLY (</text:p>
            <text:p>    'plant structure' AND NOT ('has part' SOME 'ripe seed cone')</text:p>
            <text:p>)</text:p>
          </table:table-cell>
          <table:table-cell table:number-columns-repeated="3"/>
        </table:table-row>
        <table:table-row table:style-name="ro4">
          <table:table-cell table:style-name="Default" table:number-columns-repeated="2"/>
          <table:table-cell table:style-name="ce5" table:formula="of:=SUBSTITUTE([.D58]; &quot; presence&quot;; &quot;s absent&quot;)">
            <text:p/>
          </table:table-cell>
          <table:table-cell/>
          <table:table-cell table:style-name="ce7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4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59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59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8" table:formula="of:=CONCATENATE(&quot;'abscised plant structure presence' AND 'quality of' SOME (&quot;; CHAR(10); &quot;    'whole plant' AND NOT ('abscised' SOME &quot;; [.E59]; &quot;)&quot;; CHAR(10); &quot;) AND 'depends on structure' ONLY (&quot;; CHAR(10); &quot;    NOT ('abscised' SOME &quot;; [.E59]; &quot;)&quot;; CHAR(10); &quot;)&quot;)" office:value-type="string" office:string-value="'abscised plant structure presence' AND 'quality of' SOME (&#10;    'whole plant' AND NOT ('abscised' SOME 'plant structure')&#10;) AND 'depends on structure' ONLY (&#10;    NOT ('abscised' SOME 'plant structure')&#10;)" calcext:value-type="string">
            <text:p>'abscised plant structure presence' AND 'quality of' SOME (</text:p>
            <text:p>    'whole plant' AND NOT ('abscised' SOME 'plant structure')</text:p>
            <text:p>) AND 'depends on structure' ONLY (</text:p>
            <text:p>   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55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no true leaves {$true leaf} have been {abscised}.</text:p>
          </table:table-cell>
          <table:table-cell table:style-name="ce5" table:formula="of:=CONCATENATE([.D60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leaf presence' AND 'has quality measurement' SOME (&#10;    'measurement datum' AND (&#10;        ('upper count' VALUE 0) OR ('upper percent' VALUE 0.0)&#10;    )&#10;) " calcext:value-type="string">
            <text:p>'abscised leaf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0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8" table:formula="of:=CONCATENATE(&quot;'abscised plant structure presence' AND 'quality of' SOME (&quot;; CHAR(10); &quot;    'whole plant' AND NOT ('abscised' SOME &quot;; [.E60]; &quot;)&quot;; CHAR(10); &quot;) AND 'depends on structure' ONLY (&quot;; CHAR(10); &quot;    NOT ('abscised' SOME &quot;; [.E60]; &quot;)&quot;; CHAR(10); &quot;)&quot;)" office:value-type="string" office:string-value="'abscised plant structure presence' AND 'quality of' SOME (&#10;    'whole plant' AND NOT ('abscised' SOME 'true leaf')&#10;) AND 'depends on structure' ONLY (&#10;    NOT ('abscised' SOME 'true leaf')&#10;)" calcext:value-type="string">
            <text:p>'abscised plant structure presence' AND 'quality of' SOME (</text:p>
            <text:p>    'whole plant' AND NOT ('abscised' SOME 'true leaf')</text:p>
            <text:p>) AND 'depends on structure' ONLY (</text:p>
            <text:p>   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56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5" table:formula="of:=CONCATENATE([.D61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fruit or seed presence' AND 'has quality measurement' SOME (&#10;    'measurement datum' AND (&#10;        ('upper count' VALUE 0) OR ('upper percent' VALUE 0.0)&#10;    )&#10;) " calcext:value-type="string">
            <text:p>'abscised fruit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1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1]; &quot;))&quot;; CHAR(10); &quot;) AND 'depends on structure' ONLY (&quot;; CHAR(10); &quot;    NOT ('abscised' SOME (&quot;; [.E61]; &quot;))&quot;; CHAR(10); &quot;)&quot;)" office:value-type="string" office:string-value="'abscised plant structure presence' AND 'quality of' SOME (&#10;    'whole plant' AND NOT ('abscised' SOME ('ripe fruit' OR 'mature seed'))&#10;) AND 'depends on structure' ONLY (&#10;    NOT ('abscised' SOME ('ripe fruit' OR 'mature seed'))&#10;)" calcext:value-type="string">
            <text:p>'abscised plant structure presence' AND 'quality of' SOME (</text:p>
            <text:p>    'whole plant' AND NOT ('abscised' SOME ('ripe fruit' OR 'mature seed'))</text:p>
            <text:p>) AND 'depends on structure' ONLY (</text:p>
            <text:p>    NOT ('abscised' SOME ('ripe fruit' OR 'mature seed')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57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5" table:formula="of:=CONCATENATE([.D62];&quot; AND 'has quality measurement' SOME (&quot;;CHAR(10);&quot;    'measurement datum' AND (&quot;;CHAR(10);&quot;        ('upper count' VALUE 0) OR ('upper percent' VALUE 0.0)&quot;;CHAR(10);&quot;    )&quot;;CHAR(10);&quot;) &quot;)" office:value-type="string" office:string-value="'abscised cone or seed presence' AND 'has quality measurement' SOME (&#10;    'measurement datum' AND (&#10;        ('upper count' VALUE 0) OR ('upper percent' VALUE 0.0)&#10;    )&#10;) " calcext:value-type="string">
            <text:p>'abscised cone or seed presence' AND 'has quality measurement' SOME (</text:p>
            <text:p>    'measurement datum' AND (</text:p>
            <text:p>        ('upper count' VALUE 0) OR ('upper percent' VALUE 0.0)</text:p>
            <text:p>    )</text:p>
            <text:p>) </text:p>
          </table:table-cell>
          <table:table-cell table:style-name="ce8" table:formula="of:=SUBSTITUTE([.C62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8" table:formula="of:=CONCATENATE(&quot;'abscised plant structure presence' AND 'quality of' SOME (&quot;; CHAR(10); &quot;    'whole plant' AND NOT ('abscised' SOME (&quot;; [.E62]; &quot;))&quot;; CHAR(10); &quot;) AND 'depends on structure' ONLY (&quot;; CHAR(10); &quot;    NOT ('abscised' SOME (&quot;; [.E62]; &quot;))&quot;; CHAR(10); &quot;)&quot;)" office:value-type="string" office:string-value="'abscised plant structure presence' AND 'quality of' SOME (&#10;    'whole plant' AND NOT ('abscised' SOME ('ripe seed cone' OR 'mature seed'))&#10;) AND 'depends on structure' ONLY (&#10;    NOT ('abscised' SOME ('ripe seed cone' OR 'mature seed'))&#10;)" calcext:value-type="string">
            <text:p>'abscised plant structure presence' AND 'quality of' SOME (</text:p>
            <text:p>    'whole plant' AND NOT ('abscised' SOME ('ripe seed cone' OR 'mature seed'))</text:p>
            <text:p>) AND 'depends on structure' ONLY (</text:p>
            <text:p>    NOT ('abscised' SOME ('ripe seed cone' OR 'mature seed')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6">
          <table:table-cell/>
          <table:table-cell table:style-name="ce3"/>
          <table:table-cell table:number-columns-repeated="10"/>
        </table:table-row>
        <table:table-row table:style-name="ro1" table:number-rows-repeated="104851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1:09:08.697438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1:15:53.459646607</dc:date>
    <dc:creator>Brian </dc:creator>
    <meta:editing-duration>P27DT14H35M8S</meta:editing-duration>
    <meta:editing-cycles>189</meta:editing-cycles>
    <meta:generator>LibreOffice/5.1.4.2$Linux_X86_64 LibreOffice_project/10m0$Build-2</meta:generator>
    <meta:document-statistic meta:table-count="1" meta:cell-count="526" meta:object-count="0"/>
  </office:meta>
</office:document-meta>
</file>